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fo:padding="0.0194in" fo:border-left="0.0347in solid #000000" fo:border-right="none" fo:border-top="none" fo:border-bottom="0.0007in solid #000000"/>
    </style:style>
    <style:style style:name="t16.B5" style:family="table-cell">
      <style:table-cell-properties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194in" fo:border-left="0.0347in solid #000000" fo:border-right="none" fo:border-top="none" fo:border-bottom="0.0347in solid #000000"/>
    </style:style>
    <style:style style:name="t16.B8" style:family="table-cell">
      <style:table-cell-properties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194in" fo:border-left="0.0347in solid #000000" fo:border-right="none" fo:border-top="none" fo:border-bottom="0.0007in solid #000000"/>
    </style:style>
    <style:style style:name="t17.B5" style:family="table-cell">
      <style:table-cell-properties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194in" fo:border-left="0.0347in solid #000000" fo:border-right="none" fo:border-top="none" fo:border-bottom="0.0347in solid #000000"/>
    </style:style>
    <style:style style:name="t17.B8" style:family="table-cell">
      <style:table-cell-properties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fo:padding="0.0194in" fo:border-left="0.0347in solid #000000" fo:border-right="none" fo:border-top="none" fo:border-bottom="0.0007in solid #000000"/>
    </style:style>
    <style:style style:name="t23.B5" style:family="table-cell">
      <style:table-cell-properties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194in" fo:border-left="0.0347in solid #000000" fo:border-right="none" fo:border-top="none" fo:border-bottom="0.0347in solid #000000"/>
    </style:style>
    <style:style style:name="t23.B9" style:family="table-cell">
      <style:table-cell-properties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fo:padding="0.0194in" fo:border-left="0.0347in solid #000000" fo:border-right="none" fo:border-top="none" fo:border-bottom="0.0007in solid #000000"/>
    </style:style>
    <style:style style:name="t24.B5" style:family="table-cell">
      <style:table-cell-properties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fo:padding="0.0194in" fo:border-left="0.0347in solid #000000" fo:border-right="none" fo:border-top="none" fo:border-bottom="0.0347in solid #000000"/>
    </style:style>
    <style:style style:name="t24.B9" style:family="table-cell">
      <style:table-cell-properties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194in" fo:border-left="0.0347in solid #000000" fo:border-right="none" fo:border-top="none" fo:border-bottom="0.0007in solid #000000"/>
    </style:style>
    <style:style style:name="t18.B5" style:family="table-cell">
      <style:table-cell-properties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194in" fo:border-left="0.0347in solid #000000" fo:border-right="none" fo:border-top="none" fo:border-bottom="0.0347in solid #000000"/>
    </style:style>
    <style:style style:name="t18.B8" style:family="table-cell">
      <style:table-cell-properties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194in" fo:border-left="0.0347in solid #000000" fo:border-right="none" fo:border-top="none" fo:border-bottom="0.0007in solid #000000"/>
    </style:style>
    <style:style style:name="t1.B5" style:family="table-cell">
      <style:table-cell-properties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fo:padding="0.0194in" fo:border-left="0.0347in solid #000000" fo:border-right="none" fo:border-top="none" fo:border-bottom="0.0347in solid #000000"/>
    </style:style>
    <style:style style:name="t1.B12" style:family="table-cell">
      <style:table-cell-properties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194in" fo:border-left="0.0347in solid #000000" fo:border-right="none" fo:border-top="none" fo:border-bottom="0.0007in solid #000000"/>
    </style:style>
    <style:style style:name="t2.B5" style:family="table-cell">
      <style:table-cell-properties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fo:padding="0.0194in" fo:border-left="0.0347in solid #000000" fo:border-right="none" fo:border-top="none" fo:border-bottom="0.0347in solid #000000"/>
    </style:style>
    <style:style style:name="t2.B9" style:family="table-cell">
      <style:table-cell-properties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194in" fo:border-left="0.0347in solid #000000" fo:border-right="none" fo:border-top="none" fo:border-bottom="0.0007in solid #000000"/>
    </style:style>
    <style:style style:name="t3.B5" style:family="table-cell">
      <style:table-cell-properties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fo:padding="0.0194in" fo:border-left="0.0347in solid #000000" fo:border-right="none" fo:border-top="none" fo:border-bottom="0.0347in solid #000000"/>
    </style:style>
    <style:style style:name="t3.B13" style:family="table-cell">
      <style:table-cell-properties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194in" fo:border-left="0.0347in solid #000000" fo:border-right="none" fo:border-top="none" fo:border-bottom="0.0007in solid #000000"/>
    </style:style>
    <style:style style:name="t4.B5" style:family="table-cell">
      <style:table-cell-properties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fo:padding="0.0194in" fo:border-left="0.0347in solid #000000" fo:border-right="none" fo:border-top="none" fo:border-bottom="0.0347in solid #000000"/>
    </style:style>
    <style:style style:name="t4.B9" style:family="table-cell">
      <style:table-cell-properties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194in" fo:border-left="0.0347in solid #000000" fo:border-right="none" fo:border-top="none" fo:border-bottom="0.0007in solid #000000"/>
    </style:style>
    <style:style style:name="t5.B5" style:family="table-cell">
      <style:table-cell-properties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194in" fo:border-left="0.0347in solid #000000" fo:border-right="none" fo:border-top="none" fo:border-bottom="0.0007in solid #000000"/>
    </style:style>
    <style:style style:name="t6.B5" style:family="table-cell">
      <style:table-cell-properties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fo:padding="0.0194in" fo:border-left="0.0347in solid #000000" fo:border-right="none" fo:border-top="none" fo:border-bottom="0.0347in solid #000000"/>
    </style:style>
    <style:style style:name="t6.B9" style:family="table-cell">
      <style:table-cell-properties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194in" fo:border-left="0.0347in solid #000000" fo:border-right="none" fo:border-top="none" fo:border-bottom="0.0007in solid #000000"/>
    </style:style>
    <style:style style:name="t7.B5" style:family="table-cell">
      <style:table-cell-properties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194in" fo:border-left="0.0347in solid #000000" fo:border-right="none" fo:border-top="none" fo:border-bottom="0.0347in solid #000000"/>
    </style:style>
    <style:style style:name="t7.B12" style:family="table-cell">
      <style:table-cell-properties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194in" fo:border-left="0.0347in solid #000000" fo:border-right="none" fo:border-top="none" fo:border-bottom="0.0007in solid #000000"/>
    </style:style>
    <style:style style:name="t8.B5" style:family="table-cell">
      <style:table-cell-properties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fo:padding="0.0194in" fo:border-left="0.0347in solid #000000" fo:border-right="none" fo:border-top="none" fo:border-bottom="0.0347in solid #000000"/>
    </style:style>
    <style:style style:name="t8.B12" style:family="table-cell">
      <style:table-cell-properties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194in" fo:border-left="0.0347in solid #000000" fo:border-right="none" fo:border-top="none" fo:border-bottom="0.0007in solid #000000"/>
    </style:style>
    <style:style style:name="t9.B5" style:family="table-cell">
      <style:table-cell-properties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fo:padding="0.0194in" fo:border-left="0.0347in solid #000000" fo:border-right="none" fo:border-top="none" fo:border-bottom="0.0347in solid #000000"/>
    </style:style>
    <style:style style:name="t9.B13" style:family="table-cell">
      <style:table-cell-properties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12.C5" style:family="table-cell">
      <style:table-cell-properties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12.C8" style:family="table-cell">
      <style:table-cell-properties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194in" fo:border-left="0.0007in solid #000000" fo:border-right="none" fo:border-top="none" fo:border-bottom="0.0007in solid #000000"/>
    </style:style>
    <style:style style:name="t13.C5" style:family="table-cell">
      <style:table-cell-properties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fo:padding="0.0194in" fo:border-left="0.0007in solid #000000" fo:border-right="none" fo:border-top="none" fo:border-bottom="0.0347in solid #000000"/>
    </style:style>
    <style:style style:name="t13.C8" style:family="table-cell">
      <style:table-cell-properties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fo:padding="0.0194in" fo:border-left="0.0347in solid #000000" fo:border-right="none" fo:border-top="none" fo:border-bottom="0.0007in solid #000000"/>
    </style:style>
    <style:style style:name="t14.B5" style:family="table-cell">
      <style:table-cell-properties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194in" fo:border-left="0.0347in solid #000000" fo:border-right="none" fo:border-top="none" fo:border-bottom="0.0347in solid #000000"/>
    </style:style>
    <style:style style:name="t14.B9" style:family="table-cell">
      <style:table-cell-properties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fo:padding="0.0194in" fo:border-left="0.0347in solid #000000" fo:border-right="none" fo:border-top="none" fo:border-bottom="0.0007in solid #000000"/>
    </style:style>
    <style:style style:name="t15.B5" style:family="table-cell">
      <style:table-cell-properties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194in" fo:border-left="0.0347in solid #000000" fo:border-right="none" fo:border-top="none" fo:border-bottom="0.0347in solid #000000"/>
    </style:style>
    <style:style style:name="t15.B9" style:family="table-cell">
      <style:table-cell-properties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fo:padding="0.0194in" fo:border-left="0.0347in solid #000000" fo:border-right="none" fo:border-top="none" fo:border-bottom="0.0007in solid #000000"/>
    </style:style>
    <style:style style:name="t19.B5" style:family="table-cell">
      <style:table-cell-properties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fo:padding="0.0194in" fo:border-left="0.0347in solid #000000" fo:border-right="none" fo:border-top="none" fo:border-bottom="0.0347in solid #000000"/>
    </style:style>
    <style:style style:name="t19.B8" style:family="table-cell">
      <style:table-cell-properties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fo:padding="0.0194in" fo:border-left="0.0007in solid #000000" fo:border-right="none" fo:border-top="none" fo:border-bottom="0.0007in solid #000000"/>
    </style:style>
    <style:style style:name="t20.C5" style:family="table-cell">
      <style:table-cell-properties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fo:padding="0.0194in" fo:border-left="0.0007in solid #000000" fo:border-right="none" fo:border-top="none" fo:border-bottom="0.0347in solid #000000"/>
    </style:style>
    <style:style style:name="t20.C9" style:family="table-cell">
      <style:table-cell-properties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fo:padding="0.0194in" fo:border-left="0.0347in solid #000000" fo:border-right="none" fo:border-top="none" fo:border-bottom="0.0007in solid #000000"/>
    </style:style>
    <style:style style:name="t21.B5" style:family="table-cell">
      <style:table-cell-properties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fo:padding="0.0194in" fo:border-left="0.0347in solid #000000" fo:border-right="none" fo:border-top="none" fo:border-bottom="0.0347in solid #000000"/>
    </style:style>
    <style:style style:name="t21.B9" style:family="table-cell">
      <style:table-cell-properties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fo:padding="0.0194in" fo:border-left="0.0347in solid #000000" fo:border-right="none" fo:border-top="none" fo:border-bottom="0.0007in solid #000000"/>
    </style:style>
    <style:style style:name="t22.B5" style:family="table-cell">
      <style:table-cell-properties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fo:padding="0.0194in" fo:border-left="0.0347in solid #000000" fo:border-right="none" fo:border-top="none" fo:border-bottom="0.0347in solid #000000"/>
    </style:style>
    <style:style style:name="t22.B10" style:family="table-cell">
      <style:table-cell-properties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text-properties style:font-name="Arial" fo:font-size="10pt" style:font-size-asian="10pt" style:font-name-complex="Arial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58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6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6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69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7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7" style:family="paragraph" style:parent-style-name="Heading_20_2">
      <style:text-properties style:font-name="Arial" fo:font-size="10pt" style:font-size-asian="10pt" style:font-size-complex="10pt"/>
    </style:style>
    <style:style style:name="P7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3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2" style:family="text">
      <style:text-properties style:font-name="Symbol" fo:language="en" fo:country="US" style:font-name-complex="Symbol"/>
    </style:style>
    <style:style style:name="T43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4" style:family="text">
      <style:text-properties style:text-position="super 58%"/>
    </style:style>
    <style:style style:name="T45" style:family="text">
      <style:text-properties style:text-position="super 58%" style:text-underline-style="none"/>
    </style:style>
    <style:style style:name="T4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text-position="super 58%" fo:language="en" fo:country="US" fo:font-style="italic" style:font-style-asian="italic" style:font-style-complex="italic"/>
    </style:style>
    <style:style style:name="T48" style:family="text">
      <style:text-properties style:text-position="super 58%" style:font-name="Arial"/>
    </style:style>
    <style:style style:name="T49" style:family="text">
      <style:text-properties style:text-position="super 58%" style:font-name="Times New Roman1"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name-complex="Symbol1" style:font-style-complex="italic"/>
    </style:style>
    <style:style style:name="T52" style:family="text">
      <style:text-properties style:text-position="sub 58%"/>
    </style:style>
    <style:style style:name="T53" style:family="text">
      <style:text-properties style:text-position="sub 58%" fo:language="en" fo:country="US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7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9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60" style:family="text">
      <style:text-properties style:text-position="sub 58%" style:font-name="Times New Roman"/>
    </style:style>
    <style:style style:name="T61" style:family="text">
      <style:text-properties style:text-position="sub 58%" style:font-name="Times New Roman" fo:language="en" fo:country="US"/>
    </style:style>
    <style:style style:name="T6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fo:language="ru" fo:country="RU"/>
    </style:style>
    <style:style style:name="T66" style:family="text">
      <style:text-properties fo:language="ru" fo:country="RU" fo:font-style="italic" style:font-style-asian="italic" style:font-name-complex="Tahoma" style:font-style-complex="italic"/>
    </style:style>
    <style:style style:name="T67" style:family="text">
      <style:text-properties style:font-name="Times New Roman1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style-complex="italic"/>
    </style:style>
    <style:style style:name="T69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/>
    </style:style>
    <style:style style:name="T72" style:family="text">
      <style:text-properties style:font-name="Times New Roman" fo:language="en" fo:country="US" fo:background-color="transparent"/>
    </style:style>
    <style:style style:name="T73" style:family="text">
      <style:text-properties style:font-name="Times New Roman" style:font-name-complex="Symbol1"/>
    </style:style>
    <style:style style:name="T74" style:family="text">
      <style:text-properties style:text-position="0% 100%"/>
    </style:style>
    <style:style style:name="T75" style:family="text">
      <style:text-properties style:text-position="0% 100%" style:font-name-asian="Times New Roman" style:font-name-complex="Times New Roman"/>
    </style:style>
    <style:style style:name="T76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8" style:family="text">
      <style:text-properties style:text-position="0% 100%" style:text-underline-style="none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2" style:family="text">
      <style:text-properties style:text-position="0% 100%" fo:language="en" fo:country="US" fo:font-style="italic" style:font-style-asian="italic" style:font-style-complex="italic"/>
    </style:style>
    <style:style style:name="T83" style:family="text">
      <style:text-properties style:text-position="0% 100%" fo:language="en" fo:country="US" fo:font-style="normal" style:font-style-asian="normal" style:font-style-complex="normal"/>
    </style:style>
    <style:style style:name="T84" style:family="text">
      <style:text-properties style:text-position="0% 100%" fo:language="ru" fo:country="RU" fo:font-style="normal" style:font-style-asian="normal" style:font-style-complex="normal"/>
    </style:style>
    <style:style style:name="T85" style:family="text">
      <style:text-properties style:text-position="0% 100%" fo:font-style="normal" style:font-style-asian="normal" style:font-style-complex="normal"/>
    </style:style>
    <style:style style:name="T86" style:family="text">
      <style:text-properties style:font-name-complex="Tahoma"/>
    </style:style>
    <style:style style:name="T87" style:family="text">
      <style:text-properties style:use-window-font-color="true"/>
    </style:style>
    <style:style style:name="T88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1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3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4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5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9" style:family="text">
      <style:text-properties style:use-window-font-color="true" style:text-position="super 58%"/>
    </style:style>
    <style:style style:name="T10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2" style:family="text">
      <style:text-properties style:use-window-font-color="true" style:text-position="super 58%" fo:language="en" fo:country="US" style:font-name-complex="Times New Roman"/>
    </style:style>
    <style:style style:name="T103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4" style:family="text">
      <style:text-properties style:use-window-font-color="true" style:text-position="0% 100%"/>
    </style:style>
    <style:style style:name="T105" style:family="text">
      <style:text-properties style:use-window-font-color="true" style:text-position="0% 100%" fo:language="en" fo:country="US"/>
    </style:style>
    <style:style style:name="T106" style:family="text">
      <style:text-properties style:use-window-font-color="true" style:text-position="0% 100%" fo:language="en" fo:country="US" style:font-name-asian="Symbol1" style:font-name-complex="Symbol1"/>
    </style:style>
    <style:style style:name="T107" style:family="text">
      <style:text-properties style:use-window-font-color="true" style:text-position="0% 100%" fo:language="en" fo:country="US" style:font-name-complex="Times New Roman"/>
    </style:style>
    <style:style style:name="T108" style:family="text">
      <style:text-properties style:use-window-font-color="true" style:text-position="0% 100%" fo:language="en" fo:country="US" style:font-name-complex="Symbol1"/>
    </style:style>
    <style:style style:name="T109" style:family="text">
      <style:text-properties style:use-window-font-color="true" style:text-position="0% 100%" style:font-name="Symbol1" fo:language="en" fo:country="US" style:font-name-complex="Symbol1"/>
    </style:style>
    <style:style style:name="T110" style:family="text">
      <style:text-properties style:use-window-font-color="true" style:text-position="0% 100%" style:font-name="Arial" fo:language="en" fo:country="US" style:font-name-complex="Symbol1"/>
    </style:style>
    <style:style style:name="T111" style:family="text">
      <style:text-properties style:use-window-font-color="true" style:text-underline-style="solid" style:text-underline-width="auto" style:text-underline-color="font-color"/>
    </style:style>
    <style:style style:name="T112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3" style:family="text">
      <style:text-properties style:use-window-font-color="true" style:font-name="Symbol1" fo:language="en" fo:country="US" style:font-name-complex="Symbol1"/>
    </style:style>
    <style:style style:name="T114" style:family="text">
      <style:text-properties style:use-window-font-color="true" fo:language="en" fo:country="US"/>
    </style:style>
    <style:style style:name="T115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6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7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9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20" style:family="text">
      <style:text-properties style:use-window-font-color="true" style:font-name="Arial" fo:language="en" fo:country="US" style:font-name-complex="Symbol1"/>
    </style:style>
    <style:style style:name="T121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2" style:family="text">
      <style:text-properties style:font-name-asian="Times New Roman" style:font-name-complex="Times New Roman"/>
    </style:style>
    <style:style style:name="T123" style:family="text">
      <style:text-properties style:font-name-complex="Symbol1"/>
    </style:style>
    <style:style style:name="T124" style:family="text">
      <style:text-properties style:font-name-complex="Arial"/>
    </style:style>
    <style:style style:name="T12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6" style:family="text">
      <style:text-properties style:font-name="Symbol1" fo:language="en" fo:country="US" style:font-name-complex="Symbol1"/>
    </style:style>
    <style:style style:name="T127" style:family="text">
      <style:text-properties style:font-name-complex="Times New Roman"/>
    </style:style>
    <style:style style:name="T128" style:family="text">
      <style:text-properties style:font-name="Arial1" fo:language="en" fo:country="US"/>
    </style:style>
    <style:style style:name="T129" style:family="text">
      <style:text-properties style:font-name="Symbol2"/>
    </style:style>
    <style:style style:name="T130" style:family="text">
      <style:text-properties style:font-name="Symbol2" fo:language="en" fo:country="US"/>
    </style:style>
    <style:style style:name="T13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CALIBRATION CERTIFICATE</text:p>
      <text:p text:style-name="P8"/>
      <text:p text:style-name="P29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6"/>
      <text:p text:style-name="P10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0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5"><text:span text:style-name="T22">PU detector</text:span>: 1.0 <text:span text:style-name="T126"></text:span><text:span text:style-name="T22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5"><text:span text:style-name="T22">PU detector</text:span>: 1.0 <text:span text:style-name="T126"></text:span><text:span text:style-name="T22">Sv/h</text:span> – <text:span text:style-name="T22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5"><text:span text:style-name="T128">PU-2 detector: 1.0 </text:span><text:span text:style-name="T129">m</text:span><text:span text:style-name="T12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5"><text:span text:style-name="T128">PU-2 detector: 1.0 </text:span><text:span text:style-name="T129">m</text:span><text:span text:style-name="T12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5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5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5"><text:span text:style-name="T22">BDKG</text:span><text:span text:style-name="T65">-03</text:span>: <text:span text:style-name="T22">30</text:span>.0 <text:span text:style-name="T6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5"><text:span text:style-name="T22">BDKG</text:span><text:span text:style-name="T65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5"><text:span text:style-name="T22">BDKG</text:span><text:span text:style-name="T65">-0</text:span><text:span text:style-name="T22">5</text:span>: <text:span text:style-name="T22">30</text:span>.0 <text:span text:style-name="T6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5"><text:span text:style-name="T22">BDKG</text:span><text:span text:style-name="T65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5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5"><text:span text:style-name="T22">BDKG</text:span><text:span text:style-name="T65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5"><text:span text:style-name="T22">BDKG</text:span><text:span text:style-name="T65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5"><text:span text:style-name="T128">BDKR-01: 0.05 </text:span><text:span text:style-name="T130">m</text:span><text:span text:style-name="T128">Sv/h – 100 </text:span><text:span text:style-name="T130">m</text:span><text:span text:style-name="T12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5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5"><text:span text:style-name="T22">BDPA</text:span>-01: <text:span text:style-name="T126"></text:span> 0.1 – 10<text:span text:style-name="T44">5</text:span> <text:span text:style-name="T22">min</text:span><text:span text:style-name="T44">-1</text:span><text:span text:style-name="T126"> </text:span><text:span text:style-name="T4">c</text:span><text:span text:style-name="T22">m</text:span><text:span text:style-name="T44">-2</text:span><text:span text:style-name="T74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8"><text:span text:style-name="T115">BDPA</text:span><text:span text:style-name="T87">-02: </text:span><text:span text:style-name="T112"></text:span><text:span text:style-name="T111"> 0.05 <text:s/>– 5</text:span><text:span text:style-name="T112"></text:span><text:span text:style-name="T111">10</text:span><text:span text:style-name="T103">4</text:span><text:span text:style-name="T21"> </text:span><text:span text:style-name="T115">min</text:span><text:span text:style-name="T103">-1</text:span><text:span text:style-name="T112"></text:span><text:span text:style-name="T118">c</text:span><text:span text:style-name="T115">m </text:span><text:span text:style-name="T103">-2</text:span><text:span text:style-name="T111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5"><text:span text:style-name="T114">BDPS</text:span>-02: <text:span text:style-name="T42"></text:span> 2.4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5"><text:span text:style-name="T22">BDPB</text:span>-01: <text:span text:style-name="T126"></text:span> 1 –5<text:span text:style-name="T126"></text:span>10<text:span text:style-name="T44">5</text:span> <text:span text:style-name="T22">min</text:span><text:span text:style-name="T44">-1</text:span><text:span text:style-name="T126"></text:span><text:span text:style-name="T4">c</text:span><text:span text:style-name="T22">m</text:span><text:span text:style-name="T4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7"><text:span text:style-name="T114">BDPB</text:span><text:span text:style-name="T87">-02: </text:span><text:span text:style-name="T113"> </text:span><text:span text:style-name="T104">0.5 <text:s/>– 1.5</text:span><text:span text:style-name="T109"></text:span><text:span text:style-name="T104">10</text:span><text:span text:style-name="T99">5</text:span><text:span text:style-name="T74"> </text:span><text:span text:style-name="T105">min</text:span><text:span text:style-name="T99">-1</text:span><text:span text:style-name="T109"></text:span><text:span text:style-name="T110">c</text:span><text:span text:style-name="T105">m</text:span><text:span text:style-name="T99">-2</text:span><text:span text:style-name="T104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5"><text:span text:style-name="T114">BDPS</text:span>-02: <text:span text:style-name="T42"></text:span> 6.0 – 10<text:span text:style-name="T44">6</text:span> <text:span text:style-name="T114">min</text:span><text:span text:style-name="T44">-1</text:span><text:span text:style-name="T42"></text:span><text:span text:style-name="T120">c</text:span><text:span text:style-name="T114">m</text:span><text:span text:style-name="T45">-2</text:span><text:span text:style-name="T78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5"><text:span text:style-name="T2">BDKN</text:span><text:span text:style-name="T65">-01</text:span>: 0.1 – <text:span text:style-name="T1">10</text:span><text:span text:style-name="T48">4</text:span> <text:span text:style-name="T22">s</text:span><text:span text:style-name="T44">-1</text:span><text:span text:style-name="T35">c</text:span><text:span text:style-name="T2">m</text:span><text:span text:style-name="T4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5"><text:span text:style-name="T22">BDKN</text:span>-03: 0.1 <text:span text:style-name="T130">m</text:span><text:span text:style-name="T128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0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5"><text:span text:style-name="T22">BDKG</text:span><text:span text:style-name="T65">-</text:span><text:span text:style-name="T22">30</text:span>: 0.0<text:span text:style-name="T22">2</text:span> <text:span text:style-name="T131"></text:span>Gy/h – <text:span text:style-name="T22">1</text:span> mGy/h;</text:p>
          </table:table-cell>
        </table:table-row>
      </table:table>
      <text:p text:style-name="Standard"><text:span text:style-name="T39">03: ± 20 %</text:span><text:span text:style-name="T40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5"><text:span text:style-name="T22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5"><text:span text:style-name="T22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5"><text:span text:style-name="T22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5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5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5"><text:span text:style-name="T22">BDKG-01</text:span>: ± <text:span text:style-name="T22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5"><text:span text:style-name="T22">BDKG</text:span><text:span text:style-name="T6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5"><text:span text:style-name="T22">BDKG</text:span><text:span text:style-name="T65">-0</text:span><text:span text:style-name="T22">4</text:span>: ± <text:span text:style-name="T22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5"><text:span text:style-name="T22">BDKG</text:span><text:span text:style-name="T65">-0</text:span><text:span text:style-name="T22">5</text:span>: ± <text:span text:style-name="T22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5"><text:span text:style-name="T22">BDKG</text:span><text:span text:style-name="T65">-</text:span><text:span text:style-name="T22">11</text:span>: ± <text:span text:style-name="T22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5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5"><text:span text:style-name="T22">BDKG</text:span><text:span text:style-name="T65">-</text:span><text:span text:style-name="T22">24</text:span>: ± <text:span text:style-name="T22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5"><text:span text:style-name="T22">BDKG</text:span><text:span text:style-name="T65">-</text:span><text:span text:style-name="T22">30</text:span>: ± <text:span text:style-name="T22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5"><text:span text:style-name="T22">BDKG</text:span><text:span text:style-name="T65">-</text:span><text:span text:style-name="T22">32</text:span>: ± <text:span text:style-name="T22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5"><text:span text:style-name="T22">BDKN</text:span><text:span text:style-name="T6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5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5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6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5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5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5"><text:span text:style-name="T22">BDKR</text:span><text:span text:style-name="T65">-01</text:span>: ± <text:span text:style-name="T22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7" text:outline-level="2"><text:span text:style-name="T127">BDPS-02: </text:span><text:span text:style-name="T29"> </text:span><text:span text:style-name="T30">2,4 – 30 min</text:span><text:span text:style-name="T46">-1</text:span><text:span text:style-name="T29"> </text:span><text:span text:style-name="T30">sm</text:span><text:span text:style-name="T46">- 2 <text:s/></text:span><text:span text:style-name="T79">–</text:span><text:span text:style-name="T46"> <text:s/></text:span><text:span text:style-name="T80">± 30 %</text:span></text:h>
            <text:p text:style-name="P61"><text:span text:style-name="T81"> </text:span><text:span text:style-name="T79">30 <text:s/>– <text:s text:c="2"/>10</text:span><text:span text:style-name="T46">6</text:span><text:span text:style-name="T79"> min</text:span><text:span text:style-name="T46">-1</text:span><text:span text:style-name="T81"> </text:span><text:span text:style-name="T79">sm</text:span><text:span text:style-name="T46">- 2 <text:s/></text:span><text:span text:style-name="T79">–</text:span><text:span text:style-name="T46"> <text:s/></text:span><text:span text:style-name="T80">± 20 %</text:span></text:p>
            <text:list xml:id="list3479652882898719522" text:style-name="WW8Num2">
              <text:list-item>
                <text:p text:style-name="P74"><text:span text:style-name="T31"></text:span><text:span text:style-name="T32"> </text:span><text:span text:style-name="T30">6 – 10</text:span><text:span text:style-name="T46">6</text:span><text:span text:style-name="T30"> min</text:span><text:span text:style-name="T46">-1</text:span><text:span text:style-name="T29"></text:span><text:span text:style-name="T30"> sm</text:span><text:span text:style-name="T46">- 2 <text:s text:c="2"/></text:span><text:span text:style-name="T79">–</text:span><text:span text:style-name="T46"> <text:s/></text:span><text:span text:style-name="T80">± 20 %</text:span></text:p>
              </text:list-item>
            </text:list>
            <text:h text:style-name="P78" text:outline-level="2"><text:span text:style-name="T106"> </text:span><text:span text:style-name="T107">0.10 </text:span><text:span text:style-name="T108"></text:span><text:span text:style-name="T107">Sv/h – 30 mSv/h</text:span><text:span text:style-name="T102"> <text:s/></text:span><text:span text:style-name="T107">–</text:span><text:span text:style-name="T102"> <text:s/></text:span><text:span text:style-name="T107">± 20 %</text:span></text:h>
          </table:table-cell>
        </table:table-row>
      </table:table>
      <text:p text:style-name="P44"/>
      <text:p text:style-name="P7">Operating conditions:</text:p>
      <text:list xml:id="list1227234983980234338" text:style-name="L1">
        <text:list-item>
          <text:p text:style-name="P75"><text:span text:style-name="T37">Air temperature<text:tab/></text:span><text:span text:style-name="T124"><text:tab/><text:tab/><text:tab/>+</text:span><text:span text:style-name="T37">$temp</text:span><text:span text:style-name="T124"> °</text:span><text:span text:style-name="T37">C</text:span></text:p>
        </text:list-item>
        <text:list-item>
          <text:p text:style-name="P75"><text:span text:style-name="T37">Atmospheric pressure<text:tab/></text:span><text:span text:style-name="T37"><text:tab/><text:tab/><text:tab/>98,5 kPa</text:span></text:p>
        </text:list-item>
        <text:list-item>
          <text:p text:style-name="P75"><text:span text:style-name="T37">Relative humidity<text:tab/><text:tab/></text:span><text:span text:style-name="T37"><text:tab/><text:tab/>$vlag %</text:span></text:p>
        </text:list-item>
        <text:list-item>
          <text:p text:style-name="P7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62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58">- <text:span text:style-name="T7">standard dosimetry facility </text:span><text:span text:style-name="T10">AT-</text:span><text:span text:style-name="T38">110</text:span><text:span text:style-name="T10">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58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58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58">- <text:span text:style-name="T7">alpha radiation source of Pu-239:</text:span> 4П9, 5П9, 6П9, <text:span text:style-name="T7">error of ± 6 %, the certificateN </text:span><text:span text:style-name="T65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58"><text:span text:style-name="T65">- beta radiation source of <text:s/>Sr-90+Y-90:</text:span> 4С0, 5С0, 6С0, <text:span text:style-name="T22">error of</text:span> <text:span text:style-name="T123"></text:span>6%, <text:span text:style-name="T7">the certificate N </text:span>МН0100818-4818<text:span text:style-name="T22"> </text:span><text:span text:style-name="T7">issued by BelGIM, Minsk, the Republic of Belarus</text:span><text:span text:style-name="T119">;</text:span></text:p>
          </table:table-cell>
        </table:table-row>
      </table:table>
      <text:p text:style-name="P4"/>
      <text:p text:style-name="P11">Calibration data</text:p>
      <text:p text:style-name="P9"/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4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6.B2" table:number-rows-spanned="3" office:value-type="string">
            <text:p text:style-name="P65">Radia-tion source <text:s/>number</text:p>
          </table:table-cell>
          <table:table-cell table:style-name="t1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6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6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1"><text:span text:style-name="T50">H</text:span><text:span text:style-name="T52">1</text:span></text:p>
          </table:table-cell>
          <table:table-cell table:style-name="t16.D3" office:value-type="string">
            <text:p text:style-name="P40"><text:span text:style-name="T23">H</text:span><text:span text:style-name="T52">2</text:span></text:p>
          </table:table-cell>
          <table:table-cell table:style-name="t16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4"><text:span text:style-name="T22">20</text:span> <text:span text:style-name="T65">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6.A5" office:value-type="string">
            <text:p text:style-name="P14">7<text:span text:style-name="T22">0</text:span> <text:span text:style-name="T65">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4"><text:span text:style-name="T22">0,</text:span>7 <text:span text:style-name="T65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4">7 <text:span text:style-name="T65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34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7.B2" table:number-rows-spanned="3" office:value-type="string">
            <text:p text:style-name="P65">Radia-tion source <text:s/>number</text:p>
          </table:table-cell>
          <table:table-cell table:style-name="t1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7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7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1"><text:span text:style-name="T50">H</text:span><text:span text:style-name="T52">1</text:span></text:p>
          </table:table-cell>
          <table:table-cell table:style-name="t17.D3" office:value-type="string">
            <text:p text:style-name="P40"><text:span text:style-name="T23">H</text:span><text:span text:style-name="T52">2</text:span></text:p>
          </table:table-cell>
          <table:table-cell table:style-name="t17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4"><text:span text:style-name="T22">20</text:span> <text:span text:style-name="T65">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7.A5" office:value-type="string">
            <text:p text:style-name="P14">7<text:span text:style-name="T22">0</text:span> <text:span text:style-name="T65">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4"><text:span text:style-name="T22">0,</text:span>7 <text:span text:style-name="T65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4">7 <text:span text:style-name="T65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able:table-row table:style-name="t23.1">
          <table:table-cell table:style-name="t23.A1" table:number-columns-spanned="11" office:value-type="string">
            <text:p text:style-name="P34"><text:span text:style-name="T125">PU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3.B2" table:number-rows-spanned="3" office:value-type="string">
            <text:p text:style-name="P65">Radia-tion source <text:s/>number</text:p>
          </table:table-cell>
          <table:table-cell table:style-name="t2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3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41"><text:span text:style-name="T50">H</text:span><text:span text:style-name="T52">1</text:span></text:p>
          </table:table-cell>
          <table:table-cell table:style-name="t23.D3" office:value-type="string">
            <text:p text:style-name="P40"><text:span text:style-name="T23">H</text:span><text:span text:style-name="T52">2</text:span></text:p>
          </table:table-cell>
          <table:table-cell table:style-name="t23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4"><text:span text:style-name="T22">20</text:span> <text:span text:style-name="T65">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3.A5" office:value-type="string">
            <text:p text:style-name="P14">7<text:span text:style-name="T22">0</text:span> <text:span text:style-name="T65">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4"><text:span text:style-name="T22">0,</text:span>7 <text:span text:style-name="T65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4">7 <text:span text:style-name="T65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4"><text:span text:style-name="T22">70</text:span> <text:span text:style-name="T65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4"><text:span text:style-name="T125">PU-2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4.B2" table:number-rows-spanned="3" office:value-type="string">
            <text:p text:style-name="P65">Radia-tion source <text:s/>number</text:p>
          </table:table-cell>
          <table:table-cell table:style-name="t2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4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4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41"><text:span text:style-name="T50">H</text:span><text:span text:style-name="T52">1</text:span></text:p>
          </table:table-cell>
          <table:table-cell table:style-name="t24.D3" office:value-type="string">
            <text:p text:style-name="P40"><text:span text:style-name="T23">H</text:span><text:span text:style-name="T52">2</text:span></text:p>
          </table:table-cell>
          <table:table-cell table:style-name="t24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4"><text:span text:style-name="T22">20</text:span> <text:span text:style-name="T65">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4.A5" office:value-type="string">
            <text:p text:style-name="P14">7<text:span text:style-name="T22">0</text:span> <text:span text:style-name="T65">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14"><text:span text:style-name="T22">0,</text:span>7 <text:span text:style-name="T65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14">7 <text:span text:style-name="T65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14"><text:span text:style-name="T22">70</text:span> <text:span text:style-name="T65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ext:p text:style-name="Text_20_body"><text:s/></text:p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4"><text:span text:style-name="T125">PU-4 (</text:span><text:span text:style-name="T41"></text:span><text:span text:style-name="T12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8.B2" table:number-rows-spanned="3" office:value-type="string">
            <text:p text:style-name="P65">Radia-tion source <text:s/>number</text:p>
          </table:table-cell>
          <table:table-cell table:style-name="t1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8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8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8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1"><text:span text:style-name="T50">H</text:span><text:span text:style-name="T52">1</text:span></text:p>
          </table:table-cell>
          <table:table-cell table:style-name="t18.D3" office:value-type="string">
            <text:p text:style-name="P40"><text:span text:style-name="T23">H</text:span><text:span text:style-name="T52">2</text:span></text:p>
          </table:table-cell>
          <table:table-cell table:style-name="t18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4">7<text:span text:style-name="T22">0</text:span> <text:span text:style-name="T65">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8.A5" office:value-type="string">
            <text:p text:style-name="P14"><text:span text:style-name="T22">0,</text:span>7 <text:span text:style-name="T65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4">7 <text:span text:style-name="T65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4"><text:span text:style-name="T22">70</text:span> <text:span text:style-name="T65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28">BDKG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1.B2" table:number-rows-spanned="3" office:value-type="string">
            <text:p text:style-name="P65">Radia-tion source <text:s/>number</text:p>
          </table:table-cell>
          <table:table-cell table:style-name="t1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1"><text:span text:style-name="T50">H</text:span><text:span text:style-name="T52">1</text:span></text:p>
          </table:table-cell>
          <table:table-cell table:style-name="t1.D3" office:value-type="string">
            <text:p text:style-name="P40"><text:span text:style-name="T23">H</text:span><text:span text:style-name="T52">2</text:span></text:p>
          </table:table-cell>
          <table:table-cell table:style-name="t1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71">$1-30</text:p>
          </table:table-cell>
          <table:table-cell table:style-name="t1.B5" office:value-type="string">
            <text:p text:style-name="P71">$1-40</text:p>
          </table:table-cell>
          <table:table-cell table:style-name="t1.B5" office:value-type="string">
            <text:p text:style-name="P71">$1-50</text:p>
          </table:table-cell>
          <table:table-cell table:style-name="t1.B5" office:value-type="string">
            <text:p text:style-name="P71">$1-60</text:p>
          </table:table-cell>
          <table:table-cell table:style-name="t1.B5" office:value-type="string">
            <text:p text:style-name="P71">$1-70</text:p>
          </table:table-cell>
          <table:table-cell table:style-name="t1.B5" office:value-type="string">
            <text:p text:style-name="P71">$1-80</text:p>
          </table:table-cell>
          <table:table-cell table:style-name="t1.B5" office:value-type="string">
            <text:p text:style-name="P71">$1-00</text:p>
          </table:table-cell>
          <table:table-cell table:style-name="t1.B5" office:value-type="string">
            <text:p text:style-name="P71">$1-10</text:p>
          </table:table-cell>
          <table:table-cell table:style-name="t1.B5" office:value-type="string">
            <text:p text:style-name="P71">$1-20</text:p>
          </table:table-cell>
          <table:table-cell table:style-name="t1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71">$1-31</text:p>
          </table:table-cell>
          <table:table-cell table:style-name="t1.B5" office:value-type="string">
            <text:p text:style-name="P71">$1-41</text:p>
          </table:table-cell>
          <table:table-cell table:style-name="t1.B5" office:value-type="string">
            <text:p text:style-name="P71">$1-51</text:p>
          </table:table-cell>
          <table:table-cell table:style-name="t1.B5" office:value-type="string">
            <text:p text:style-name="P71">$1-61</text:p>
          </table:table-cell>
          <table:table-cell table:style-name="t1.B5" office:value-type="string">
            <text:p text:style-name="P71">$1-71</text:p>
          </table:table-cell>
          <table:table-cell table:style-name="t1.B5" office:value-type="string">
            <text:p text:style-name="P71">$1-81</text:p>
          </table:table-cell>
          <table:table-cell table:style-name="t1.B5" office:value-type="string">
            <text:p text:style-name="P71">$1-01</text:p>
          </table:table-cell>
          <table:table-cell table:style-name="t1.B5" office:value-type="string">
            <text:p text:style-name="P71">$1-11</text:p>
          </table:table-cell>
          <table:table-cell table:style-name="t1.B5" office:value-type="string">
            <text:p text:style-name="P71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71">$1-32</text:p>
          </table:table-cell>
          <table:table-cell table:style-name="t1.B5" office:value-type="string">
            <text:p text:style-name="P71">$1-42</text:p>
          </table:table-cell>
          <table:table-cell table:style-name="t1.B5" office:value-type="string">
            <text:p text:style-name="P71">$1-52</text:p>
          </table:table-cell>
          <table:table-cell table:style-name="t1.B5" office:value-type="string">
            <text:p text:style-name="P71">$1-62</text:p>
          </table:table-cell>
          <table:table-cell table:style-name="t1.B5" office:value-type="string">
            <text:p text:style-name="P71">$1-72</text:p>
          </table:table-cell>
          <table:table-cell table:style-name="t1.B5" office:value-type="string">
            <text:p text:style-name="P71">$1-82</text:p>
          </table:table-cell>
          <table:table-cell table:style-name="t1.B5" office:value-type="string">
            <text:p text:style-name="P71">$1-02</text:p>
          </table:table-cell>
          <table:table-cell table:style-name="t1.B5" office:value-type="string">
            <text:p text:style-name="P71">$1-12</text:p>
          </table:table-cell>
          <table:table-cell table:style-name="t1.B5" office:value-type="string">
            <text:p text:style-name="P71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71">$1-33</text:p>
          </table:table-cell>
          <table:table-cell table:style-name="t1.B5" office:value-type="string">
            <text:p text:style-name="P71">$1-43</text:p>
          </table:table-cell>
          <table:table-cell table:style-name="t1.B5" office:value-type="string">
            <text:p text:style-name="P71">$1-53</text:p>
          </table:table-cell>
          <table:table-cell table:style-name="t1.B5" office:value-type="string">
            <text:p text:style-name="P71">$1-63</text:p>
          </table:table-cell>
          <table:table-cell table:style-name="t1.B5" office:value-type="string">
            <text:p text:style-name="P71">$1-73</text:p>
          </table:table-cell>
          <table:table-cell table:style-name="t1.B5" office:value-type="string">
            <text:p text:style-name="P71">$1-83</text:p>
          </table:table-cell>
          <table:table-cell table:style-name="t1.B5" office:value-type="string">
            <text:p text:style-name="P71">$1-03</text:p>
          </table:table-cell>
          <table:table-cell table:style-name="t1.B5" office:value-type="string">
            <text:p text:style-name="P71">$1-13</text:p>
          </table:table-cell>
          <table:table-cell table:style-name="t1.B5" office:value-type="string">
            <text:p text:style-name="P71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71">$1-34</text:p>
          </table:table-cell>
          <table:table-cell table:style-name="t1.B5" office:value-type="string">
            <text:p text:style-name="P71">$1-44</text:p>
          </table:table-cell>
          <table:table-cell table:style-name="t1.B5" office:value-type="string">
            <text:p text:style-name="P71">$1-54</text:p>
          </table:table-cell>
          <table:table-cell table:style-name="t1.B5" office:value-type="string">
            <text:p text:style-name="P71">$1-64</text:p>
          </table:table-cell>
          <table:table-cell table:style-name="t1.B5" office:value-type="string">
            <text:p text:style-name="P71">$1-74</text:p>
          </table:table-cell>
          <table:table-cell table:style-name="t1.B5" office:value-type="string">
            <text:p text:style-name="P71">$1-84</text:p>
          </table:table-cell>
          <table:table-cell table:style-name="t1.B5" office:value-type="string">
            <text:p text:style-name="P71">$1-04</text:p>
          </table:table-cell>
          <table:table-cell table:style-name="t1.B5" office:value-type="string">
            <text:p text:style-name="P71">$1-14</text:p>
          </table:table-cell>
          <table:table-cell table:style-name="t1.B5" office:value-type="string">
            <text:p text:style-name="P71">$1-24</text:p>
          </table:table-cell>
          <table:covered-table-cell/>
        </table:table-row>
        <table:table-row>
          <table:table-cell table:style-name="t1.A5" office:value-type="string">
            <text:p text:style-name="P14">70 mSv/h</text:p>
          </table:table-cell>
          <table:table-cell table:style-name="t1.B5" office:value-type="string">
            <text:p text:style-name="P71">$1-35</text:p>
          </table:table-cell>
          <table:table-cell table:style-name="t1.B5" office:value-type="string">
            <text:p text:style-name="P71">$1-45</text:p>
          </table:table-cell>
          <table:table-cell table:style-name="t1.B5" office:value-type="string">
            <text:p text:style-name="P71">$1-55</text:p>
          </table:table-cell>
          <table:table-cell table:style-name="t1.B5" office:value-type="string">
            <text:p text:style-name="P71">$1-65</text:p>
          </table:table-cell>
          <table:table-cell table:style-name="t1.B5" office:value-type="string">
            <text:p text:style-name="P71">$1-75</text:p>
          </table:table-cell>
          <table:table-cell table:style-name="t1.B5" office:value-type="string">
            <text:p text:style-name="P71">$1-85</text:p>
          </table:table-cell>
          <table:table-cell table:style-name="t1.B5" office:value-type="string">
            <text:p text:style-name="P71">$1-05</text:p>
          </table:table-cell>
          <table:table-cell table:style-name="t1.B5" office:value-type="string">
            <text:p text:style-name="P71">$1-15</text:p>
          </table:table-cell>
          <table:table-cell table:style-name="t1.B5" office:value-type="string">
            <text:p text:style-name="P71">$1-25</text:p>
          </table:table-cell>
          <table:covered-table-cell/>
        </table:table-row>
        <table:table-row>
          <table:table-cell table:style-name="t1.A5" office:value-type="string">
            <text:p text:style-name="P14"><text:span text:style-name="T65">0,7</text:span> Sv/h</text:p>
          </table:table-cell>
          <table:table-cell table:style-name="t1.B5" office:value-type="string">
            <text:p text:style-name="P71">$1-36</text:p>
          </table:table-cell>
          <table:table-cell table:style-name="t1.B5" office:value-type="string">
            <text:p text:style-name="P71">$1-46</text:p>
          </table:table-cell>
          <table:table-cell table:style-name="t1.B5" office:value-type="string">
            <text:p text:style-name="P71">$1-56</text:p>
          </table:table-cell>
          <table:table-cell table:style-name="t1.B5" office:value-type="string">
            <text:p text:style-name="P71">$1-66</text:p>
          </table:table-cell>
          <table:table-cell table:style-name="t1.B5" office:value-type="string">
            <text:p text:style-name="P71">$1-76</text:p>
          </table:table-cell>
          <table:table-cell table:style-name="t1.B5" office:value-type="string">
            <text:p text:style-name="P71">$1-86</text:p>
          </table:table-cell>
          <table:table-cell table:style-name="t1.B5" office:value-type="string">
            <text:p text:style-name="P71">$1-06</text:p>
          </table:table-cell>
          <table:table-cell table:style-name="t1.B5" office:value-type="string">
            <text:p text:style-name="P71">$1-16</text:p>
          </table:table-cell>
          <table:table-cell table:style-name="t1.B5" office:value-type="string">
            <text:p text:style-name="P71">$1-26</text:p>
          </table:table-cell>
          <table:covered-table-cell/>
        </table:table-row>
        <table:table-row>
          <table:table-cell table:style-name="t1.A12" office:value-type="string">
            <text:p text:style-name="P14">7 Sv/h</text:p>
          </table:table-cell>
          <table:table-cell table:style-name="t1.B12" office:value-type="string">
            <text:p text:style-name="P71">$1-37</text:p>
          </table:table-cell>
          <table:table-cell table:style-name="t1.B12" office:value-type="string">
            <text:p text:style-name="P71">$1-47</text:p>
          </table:table-cell>
          <table:table-cell table:style-name="t1.B12" office:value-type="string">
            <text:p text:style-name="P71">$1-57</text:p>
          </table:table-cell>
          <table:table-cell table:style-name="t1.B12" office:value-type="string">
            <text:p text:style-name="P71">$1-67</text:p>
          </table:table-cell>
          <table:table-cell table:style-name="t1.B12" office:value-type="string">
            <text:p text:style-name="P71">$1-77</text:p>
          </table:table-cell>
          <table:table-cell table:style-name="t1.B12" office:value-type="string">
            <text:p text:style-name="P71">$1-87</text:p>
          </table:table-cell>
          <table:table-cell table:style-name="t1.B12" office:value-type="string">
            <text:p text:style-name="P71">$1-07</text:p>
          </table:table-cell>
          <table:table-cell table:style-name="t1.B12" office:value-type="string">
            <text:p text:style-name="P71">$1-17</text:p>
          </table:table-cell>
          <table:table-cell table:style-name="t1.B12" office:value-type="string">
            <text:p text:style-name="P7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5"><text:span text:style-name="T28">BDKG</text:span><text:span text:style-name="T28">-03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.B2" table:number-rows-spanned="3" office:value-type="string">
            <text:p text:style-name="P65">Radia-tion source <text:s/>number</text:p>
          </table:table-cell>
          <table:table-cell table:style-name="t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50">H</text:span><text:span text:style-name="T52">1</text:span></text:p>
          </table:table-cell>
          <table:table-cell table:style-name="t2.D3" office:value-type="string">
            <text:p text:style-name="P40"><text:span text:style-name="T23">H</text:span><text:span text:style-name="T52">2</text:span></text:p>
          </table:table-cell>
          <table:table-cell table:style-name="t2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<text:span text:style-name="T22">0,07</text:span> Sv/h</text:p>
          </table:table-cell>
          <table:table-cell table:style-name="t2.B5" office:value-type="string">
            <text:p text:style-name="P71">$2-30</text:p>
          </table:table-cell>
          <table:table-cell table:style-name="t2.B5" office:value-type="string">
            <text:p text:style-name="P71">$2-40</text:p>
          </table:table-cell>
          <table:table-cell table:style-name="t2.B5" office:value-type="string">
            <text:p text:style-name="P71">$2-50</text:p>
          </table:table-cell>
          <table:table-cell table:style-name="t2.B5" office:value-type="string">
            <text:p text:style-name="P71">$2-60</text:p>
          </table:table-cell>
          <table:table-cell table:style-name="t2.B5" office:value-type="string">
            <text:p text:style-name="P71">$2-70</text:p>
          </table:table-cell>
          <table:table-cell table:style-name="t2.B5" office:value-type="string">
            <text:p text:style-name="P71">$2-80</text:p>
          </table:table-cell>
          <table:table-cell table:style-name="t2.B5" office:value-type="string">
            <text:p text:style-name="P71">$2-00</text:p>
          </table:table-cell>
          <table:table-cell table:style-name="t2.B5" office:value-type="string">
            <text:p text:style-name="P71">$2-10</text:p>
          </table:table-cell>
          <table:table-cell table:style-name="t2.B5" office:value-type="string">
            <text:p text:style-name="P71">$2-20</text:p>
          </table:table-cell>
          <table:table-cell table:style-name="t2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71">$2-31</text:p>
          </table:table-cell>
          <table:table-cell table:style-name="t2.B5" office:value-type="string">
            <text:p text:style-name="P71">$2-41</text:p>
          </table:table-cell>
          <table:table-cell table:style-name="t2.B5" office:value-type="string">
            <text:p text:style-name="P71">$2-51</text:p>
          </table:table-cell>
          <table:table-cell table:style-name="t2.B5" office:value-type="string">
            <text:p text:style-name="P71">$2-61</text:p>
          </table:table-cell>
          <table:table-cell table:style-name="t2.B5" office:value-type="string">
            <text:p text:style-name="P71">$2-71</text:p>
          </table:table-cell>
          <table:table-cell table:style-name="t2.B5" office:value-type="string">
            <text:p text:style-name="P71">$2-81</text:p>
          </table:table-cell>
          <table:table-cell table:style-name="t2.B5" office:value-type="string">
            <text:p text:style-name="P71">$2-01</text:p>
          </table:table-cell>
          <table:table-cell table:style-name="t2.B5" office:value-type="string">
            <text:p text:style-name="P71">$2-11</text:p>
          </table:table-cell>
          <table:table-cell table:style-name="t2.B5" office:value-type="string">
            <text:p text:style-name="P71">$2-21</text:p>
          </table:table-cell>
          <table:covered-table-cell/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71">$2-32</text:p>
          </table:table-cell>
          <table:table-cell table:style-name="t2.B5" office:value-type="string">
            <text:p text:style-name="P71">$2-42</text:p>
          </table:table-cell>
          <table:table-cell table:style-name="t2.B5" office:value-type="string">
            <text:p text:style-name="P71">$2-52</text:p>
          </table:table-cell>
          <table:table-cell table:style-name="t2.B5" office:value-type="string">
            <text:p text:style-name="P71">$2-62</text:p>
          </table:table-cell>
          <table:table-cell table:style-name="t2.B5" office:value-type="string">
            <text:p text:style-name="P71">$2-72</text:p>
          </table:table-cell>
          <table:table-cell table:style-name="t2.B5" office:value-type="string">
            <text:p text:style-name="P71">$2-82</text:p>
          </table:table-cell>
          <table:table-cell table:style-name="t2.B5" office:value-type="string">
            <text:p text:style-name="P71">$2-02</text:p>
          </table:table-cell>
          <table:table-cell table:style-name="t2.B5" office:value-type="string">
            <text:p text:style-name="P71">$2-12</text:p>
          </table:table-cell>
          <table:table-cell table:style-name="t2.B5" office:value-type="string">
            <text:p text:style-name="P71">$2-22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71">$2-33</text:p>
          </table:table-cell>
          <table:table-cell table:style-name="t2.B5" office:value-type="string">
            <text:p text:style-name="P71">$2-43</text:p>
          </table:table-cell>
          <table:table-cell table:style-name="t2.B5" office:value-type="string">
            <text:p text:style-name="P71">$2-53</text:p>
          </table:table-cell>
          <table:table-cell table:style-name="t2.B5" office:value-type="string">
            <text:p text:style-name="P71">$2-63</text:p>
          </table:table-cell>
          <table:table-cell table:style-name="t2.B5" office:value-type="string">
            <text:p text:style-name="P71">$2-73</text:p>
          </table:table-cell>
          <table:table-cell table:style-name="t2.B5" office:value-type="string">
            <text:p text:style-name="P71">$2-83</text:p>
          </table:table-cell>
          <table:table-cell table:style-name="t2.B5" office:value-type="string">
            <text:p text:style-name="P71">$2-03</text:p>
          </table:table-cell>
          <table:table-cell table:style-name="t2.B5" office:value-type="string">
            <text:p text:style-name="P71">$2-13</text:p>
          </table:table-cell>
          <table:table-cell table:style-name="t2.B5" office:value-type="string">
            <text:p text:style-name="P71">$2-23</text:p>
          </table:table-cell>
          <table:covered-table-cell/>
        </table:table-row>
        <table:table-row>
          <table:table-cell table:style-name="t2.A9" office:value-type="string">
            <text:p text:style-name="P14"><text:span text:style-name="T65">240</text:span> <text:span text:style-name="T65">Sv/h</text:span></text:p>
          </table:table-cell>
          <table:table-cell table:style-name="t2.B9" office:value-type="string">
            <text:p text:style-name="P71">$2-34</text:p>
          </table:table-cell>
          <table:table-cell table:style-name="t2.B9" office:value-type="string">
            <text:p text:style-name="P71">$2-44</text:p>
          </table:table-cell>
          <table:table-cell table:style-name="t2.B9" office:value-type="string">
            <text:p text:style-name="P71">$2-54</text:p>
          </table:table-cell>
          <table:table-cell table:style-name="t2.B9" office:value-type="string">
            <text:p text:style-name="P71">$2-64</text:p>
          </table:table-cell>
          <table:table-cell table:style-name="t2.B9" office:value-type="string">
            <text:p text:style-name="P71">$2-74</text:p>
          </table:table-cell>
          <table:table-cell table:style-name="t2.B9" office:value-type="string">
            <text:p text:style-name="P71">$2-84</text:p>
          </table:table-cell>
          <table:table-cell table:style-name="t2.B9" office:value-type="string">
            <text:p text:style-name="P71">$2-04</text:p>
          </table:table-cell>
          <table:table-cell table:style-name="t2.B9" office:value-type="string">
            <text:p text:style-name="P71">$2-14</text:p>
          </table:table-cell>
          <table:table-cell table:style-name="t2.B9" office:value-type="string">
            <text:p text:style-name="P7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5"><text:span text:style-name="T28">BDKG</text:span><text:span text:style-name="T28">-0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3.B2" table:number-rows-spanned="3" office:value-type="string">
            <text:p text:style-name="P65">Radia-tion source <text:s/>number</text:p>
          </table:table-cell>
          <table:table-cell table:style-name="t3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3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3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50">H</text:span><text:span text:style-name="T52">1</text:span></text:p>
          </table:table-cell>
          <table:table-cell table:style-name="t3.D3" office:value-type="string">
            <text:p text:style-name="P40"><text:span text:style-name="T23">H</text:span><text:span text:style-name="T52">2</text:span></text:p>
          </table:table-cell>
          <table:table-cell table:style-name="t3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<text:span text:style-name="T22">0,07</text:span> Sv/h</text:p>
          </table:table-cell>
          <table:table-cell table:style-name="t3.B5" office:value-type="string">
            <text:p text:style-name="P71">$3-30</text:p>
          </table:table-cell>
          <table:table-cell table:style-name="t3.B5" office:value-type="string">
            <text:p text:style-name="P71">$3-40</text:p>
          </table:table-cell>
          <table:table-cell table:style-name="t3.B5" office:value-type="string">
            <text:p text:style-name="P71">$3-50</text:p>
          </table:table-cell>
          <table:table-cell table:style-name="t3.B5" office:value-type="string">
            <text:p text:style-name="P71">$3-60</text:p>
          </table:table-cell>
          <table:table-cell table:style-name="t3.B5" office:value-type="string">
            <text:p text:style-name="P71">$3-70</text:p>
          </table:table-cell>
          <table:table-cell table:style-name="t3.B5" office:value-type="string">
            <text:p text:style-name="P71">$3-80</text:p>
          </table:table-cell>
          <table:table-cell table:style-name="t3.B5" office:value-type="string">
            <text:p text:style-name="P71">$3-00</text:p>
          </table:table-cell>
          <table:table-cell table:style-name="t3.B5" office:value-type="string">
            <text:p text:style-name="P71">$3-10</text:p>
          </table:table-cell>
          <table:table-cell table:style-name="t3.B5" office:value-type="string">
            <text:p text:style-name="P71">$3-20</text:p>
          </table:table-cell>
          <table:table-cell table:style-name="t3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71">$3-31</text:p>
          </table:table-cell>
          <table:table-cell table:style-name="t3.B5" office:value-type="string">
            <text:p text:style-name="P71">$3-41</text:p>
          </table:table-cell>
          <table:table-cell table:style-name="t3.B5" office:value-type="string">
            <text:p text:style-name="P71">$3-51</text:p>
          </table:table-cell>
          <table:table-cell table:style-name="t3.B5" office:value-type="string">
            <text:p text:style-name="P71">$3-61</text:p>
          </table:table-cell>
          <table:table-cell table:style-name="t3.B5" office:value-type="string">
            <text:p text:style-name="P71">$3-71</text:p>
          </table:table-cell>
          <table:table-cell table:style-name="t3.B5" office:value-type="string">
            <text:p text:style-name="P71">$3-81</text:p>
          </table:table-cell>
          <table:table-cell table:style-name="t3.B5" office:value-type="string">
            <text:p text:style-name="P71">$3-01</text:p>
          </table:table-cell>
          <table:table-cell table:style-name="t3.B5" office:value-type="string">
            <text:p text:style-name="P71">$3-11</text:p>
          </table:table-cell>
          <table:table-cell table:style-name="t3.B5" office:value-type="string">
            <text:p text:style-name="P71">$3-21</text:p>
          </table:table-cell>
          <table:covered-table-cell/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71">$3-32</text:p>
          </table:table-cell>
          <table:table-cell table:style-name="t3.B5" office:value-type="string">
            <text:p text:style-name="P71">$3-42</text:p>
          </table:table-cell>
          <table:table-cell table:style-name="t3.B5" office:value-type="string">
            <text:p text:style-name="P71">$3-52</text:p>
          </table:table-cell>
          <table:table-cell table:style-name="t3.B5" office:value-type="string">
            <text:p text:style-name="P71">$3-62</text:p>
          </table:table-cell>
          <table:table-cell table:style-name="t3.B5" office:value-type="string">
            <text:p text:style-name="P71">$3-72</text:p>
          </table:table-cell>
          <table:table-cell table:style-name="t3.B5" office:value-type="string">
            <text:p text:style-name="P71">$3-82</text:p>
          </table:table-cell>
          <table:table-cell table:style-name="t3.B5" office:value-type="string">
            <text:p text:style-name="P71">$3-02</text:p>
          </table:table-cell>
          <table:table-cell table:style-name="t3.B5" office:value-type="string">
            <text:p text:style-name="P71">$3-12</text:p>
          </table:table-cell>
          <table:table-cell table:style-name="t3.B5" office:value-type="string">
            <text:p text:style-name="P71">$3-22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71">$3-33</text:p>
          </table:table-cell>
          <table:table-cell table:style-name="t3.B5" office:value-type="string">
            <text:p text:style-name="P71">$3-43</text:p>
          </table:table-cell>
          <table:table-cell table:style-name="t3.B5" office:value-type="string">
            <text:p text:style-name="P71">$3-53</text:p>
          </table:table-cell>
          <table:table-cell table:style-name="t3.B5" office:value-type="string">
            <text:p text:style-name="P71">$3-63</text:p>
          </table:table-cell>
          <table:table-cell table:style-name="t3.B5" office:value-type="string">
            <text:p text:style-name="P71">$3-73</text:p>
          </table:table-cell>
          <table:table-cell table:style-name="t3.B5" office:value-type="string">
            <text:p text:style-name="P71">$3-83</text:p>
          </table:table-cell>
          <table:table-cell table:style-name="t3.B5" office:value-type="string">
            <text:p text:style-name="P71">$3-03</text:p>
          </table:table-cell>
          <table:table-cell table:style-name="t3.B5" office:value-type="string">
            <text:p text:style-name="P71">$3-13</text:p>
          </table:table-cell>
          <table:table-cell table:style-name="t3.B5" office:value-type="string">
            <text:p text:style-name="P71">$3-23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71">$3-34</text:p>
          </table:table-cell>
          <table:table-cell table:style-name="t3.B5" office:value-type="string">
            <text:p text:style-name="P71">$3-44</text:p>
          </table:table-cell>
          <table:table-cell table:style-name="t3.B5" office:value-type="string">
            <text:p text:style-name="P71">$3-54</text:p>
          </table:table-cell>
          <table:table-cell table:style-name="t3.B5" office:value-type="string">
            <text:p text:style-name="P71">$3-64</text:p>
          </table:table-cell>
          <table:table-cell table:style-name="t3.B5" office:value-type="string">
            <text:p text:style-name="P71">$3-74</text:p>
          </table:table-cell>
          <table:table-cell table:style-name="t3.B5" office:value-type="string">
            <text:p text:style-name="P71">$3-84</text:p>
          </table:table-cell>
          <table:table-cell table:style-name="t3.B5" office:value-type="string">
            <text:p text:style-name="P71">$3-04</text:p>
          </table:table-cell>
          <table:table-cell table:style-name="t3.B5" office:value-type="string">
            <text:p text:style-name="P71">$3-14</text:p>
          </table:table-cell>
          <table:table-cell table:style-name="t3.B5" office:value-type="string">
            <text:p text:style-name="P71">$3-24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71">$3-35</text:p>
          </table:table-cell>
          <table:table-cell table:style-name="t3.B5" office:value-type="string">
            <text:p text:style-name="P71">$3-45</text:p>
          </table:table-cell>
          <table:table-cell table:style-name="t3.B5" office:value-type="string">
            <text:p text:style-name="P71">$3-55</text:p>
          </table:table-cell>
          <table:table-cell table:style-name="t3.B5" office:value-type="string">
            <text:p text:style-name="P71">$3-65</text:p>
          </table:table-cell>
          <table:table-cell table:style-name="t3.B5" office:value-type="string">
            <text:p text:style-name="P71">$3-75</text:p>
          </table:table-cell>
          <table:table-cell table:style-name="t3.B5" office:value-type="string">
            <text:p text:style-name="P71">$3-85</text:p>
          </table:table-cell>
          <table:table-cell table:style-name="t3.B5" office:value-type="string">
            <text:p text:style-name="P71">$3-05</text:p>
          </table:table-cell>
          <table:table-cell table:style-name="t3.B5" office:value-type="string">
            <text:p text:style-name="P71">$3-15</text:p>
          </table:table-cell>
          <table:table-cell table:style-name="t3.B5" office:value-type="string">
            <text:p text:style-name="P71">$3-25</text:p>
          </table:table-cell>
          <table:covered-table-cell/>
        </table:table-row>
        <table:table-row>
          <table:table-cell table:style-name="t3.A5" office:value-type="string">
            <text:p text:style-name="P14">70 mSv/h</text:p>
          </table:table-cell>
          <table:table-cell table:style-name="t3.B5" office:value-type="string">
            <text:p text:style-name="P71">$3-36</text:p>
          </table:table-cell>
          <table:table-cell table:style-name="t3.B5" office:value-type="string">
            <text:p text:style-name="P71">$3-46</text:p>
          </table:table-cell>
          <table:table-cell table:style-name="t3.B5" office:value-type="string">
            <text:p text:style-name="P71">$3-56</text:p>
          </table:table-cell>
          <table:table-cell table:style-name="t3.B5" office:value-type="string">
            <text:p text:style-name="P71">$3-66</text:p>
          </table:table-cell>
          <table:table-cell table:style-name="t3.B5" office:value-type="string">
            <text:p text:style-name="P71">$3-76</text:p>
          </table:table-cell>
          <table:table-cell table:style-name="t3.B5" office:value-type="string">
            <text:p text:style-name="P71">$3-86</text:p>
          </table:table-cell>
          <table:table-cell table:style-name="t3.B5" office:value-type="string">
            <text:p text:style-name="P71">$3-06</text:p>
          </table:table-cell>
          <table:table-cell table:style-name="t3.B5" office:value-type="string">
            <text:p text:style-name="P71">$3-16</text:p>
          </table:table-cell>
          <table:table-cell table:style-name="t3.B5" office:value-type="string">
            <text:p text:style-name="P71">$3-26</text:p>
          </table:table-cell>
          <table:covered-table-cell/>
        </table:table-row>
        <table:table-row>
          <table:table-cell table:style-name="t3.A5" office:value-type="string">
            <text:p text:style-name="P14"><text:span text:style-name="T65">0,7</text:span> Sv/h</text:p>
          </table:table-cell>
          <table:table-cell table:style-name="t3.B5" office:value-type="string">
            <text:p text:style-name="P71">$3-37</text:p>
          </table:table-cell>
          <table:table-cell table:style-name="t3.B5" office:value-type="string">
            <text:p text:style-name="P71">$3-47</text:p>
          </table:table-cell>
          <table:table-cell table:style-name="t3.B5" office:value-type="string">
            <text:p text:style-name="P71">$3-57</text:p>
          </table:table-cell>
          <table:table-cell table:style-name="t3.B5" office:value-type="string">
            <text:p text:style-name="P71">$3-67</text:p>
          </table:table-cell>
          <table:table-cell table:style-name="t3.B5" office:value-type="string">
            <text:p text:style-name="P71">$3-77</text:p>
          </table:table-cell>
          <table:table-cell table:style-name="t3.B5" office:value-type="string">
            <text:p text:style-name="P71">$3-87</text:p>
          </table:table-cell>
          <table:table-cell table:style-name="t3.B5" office:value-type="string">
            <text:p text:style-name="P71">$3-07</text:p>
          </table:table-cell>
          <table:table-cell table:style-name="t3.B5" office:value-type="string">
            <text:p text:style-name="P71">$3-17</text:p>
          </table:table-cell>
          <table:table-cell table:style-name="t3.B5" office:value-type="string">
            <text:p text:style-name="P71">$3-27</text:p>
          </table:table-cell>
          <table:covered-table-cell/>
        </table:table-row>
        <table:table-row>
          <table:table-cell table:style-name="t3.A13" office:value-type="string">
            <text:p text:style-name="P14">7 Sv/h</text:p>
          </table:table-cell>
          <table:table-cell table:style-name="t3.B13" office:value-type="string">
            <text:p text:style-name="P71">$3-38</text:p>
          </table:table-cell>
          <table:table-cell table:style-name="t3.B13" office:value-type="string">
            <text:p text:style-name="P71">$3-48</text:p>
          </table:table-cell>
          <table:table-cell table:style-name="t3.B13" office:value-type="string">
            <text:p text:style-name="P71">$3-58</text:p>
          </table:table-cell>
          <table:table-cell table:style-name="t3.B13" office:value-type="string">
            <text:p text:style-name="P71">$3-68</text:p>
          </table:table-cell>
          <table:table-cell table:style-name="t3.B13" office:value-type="string">
            <text:p text:style-name="P71">$3-78</text:p>
          </table:table-cell>
          <table:table-cell table:style-name="t3.B13" office:value-type="string">
            <text:p text:style-name="P71">$3-88</text:p>
          </table:table-cell>
          <table:table-cell table:style-name="t3.B13" office:value-type="string">
            <text:p text:style-name="P71">$3-08</text:p>
          </table:table-cell>
          <table:table-cell table:style-name="t3.B13" office:value-type="string">
            <text:p text:style-name="P71">$3-18</text:p>
          </table:table-cell>
          <table:table-cell table:style-name="t3.B13" office:value-type="string">
            <text:p text:style-name="P7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5"><text:span text:style-name="T28">BDKG-05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4.B2" table:number-rows-spanned="3" office:value-type="string">
            <text:p text:style-name="P65">Radia-tion source <text:s/>number</text:p>
          </table:table-cell>
          <table:table-cell table:style-name="t4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4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4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4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50">H</text:span><text:span text:style-name="T52">1</text:span></text:p>
          </table:table-cell>
          <table:table-cell table:style-name="t4.D3" office:value-type="string">
            <text:p text:style-name="P40"><text:span text:style-name="T23">H</text:span><text:span text:style-name="T52">2</text:span></text:p>
          </table:table-cell>
          <table:table-cell table:style-name="t4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<text:span text:style-name="T22">0,07</text:span> Sv/h</text:p>
          </table:table-cell>
          <table:table-cell table:style-name="t4.B5" office:value-type="string">
            <text:p text:style-name="P71">$4-30</text:p>
          </table:table-cell>
          <table:table-cell table:style-name="t4.B5" office:value-type="string">
            <text:p text:style-name="P71">$4-40</text:p>
          </table:table-cell>
          <table:table-cell table:style-name="t4.B5" office:value-type="string">
            <text:p text:style-name="P71">$4-50</text:p>
          </table:table-cell>
          <table:table-cell table:style-name="t4.B5" office:value-type="string">
            <text:p text:style-name="P71">$4-60</text:p>
          </table:table-cell>
          <table:table-cell table:style-name="t4.B5" office:value-type="string">
            <text:p text:style-name="P71">$4-70</text:p>
          </table:table-cell>
          <table:table-cell table:style-name="t4.B5" office:value-type="string">
            <text:p text:style-name="P71">$4-80</text:p>
          </table:table-cell>
          <table:table-cell table:style-name="t4.B5" office:value-type="string">
            <text:p text:style-name="P71">$4-00</text:p>
          </table:table-cell>
          <table:table-cell table:style-name="t4.B5" office:value-type="string">
            <text:p text:style-name="P71">$4-10</text:p>
          </table:table-cell>
          <table:table-cell table:style-name="t4.B5" office:value-type="string">
            <text:p text:style-name="P71">$4-20</text:p>
          </table:table-cell>
          <table:table-cell table:style-name="t4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71">$4-31</text:p>
          </table:table-cell>
          <table:table-cell table:style-name="t4.B5" office:value-type="string">
            <text:p text:style-name="P71">$4-41</text:p>
          </table:table-cell>
          <table:table-cell table:style-name="t4.B5" office:value-type="string">
            <text:p text:style-name="P71">$4-51</text:p>
          </table:table-cell>
          <table:table-cell table:style-name="t4.B5" office:value-type="string">
            <text:p text:style-name="P71">$4-61</text:p>
          </table:table-cell>
          <table:table-cell table:style-name="t4.B5" office:value-type="string">
            <text:p text:style-name="P71">$4-71</text:p>
          </table:table-cell>
          <table:table-cell table:style-name="t4.B5" office:value-type="string">
            <text:p text:style-name="P71">$4-81</text:p>
          </table:table-cell>
          <table:table-cell table:style-name="t4.B5" office:value-type="string">
            <text:p text:style-name="P71">$4-01</text:p>
          </table:table-cell>
          <table:table-cell table:style-name="t4.B5" office:value-type="string">
            <text:p text:style-name="P71">$4-11</text:p>
          </table:table-cell>
          <table:table-cell table:style-name="t4.B5" office:value-type="string">
            <text:p text:style-name="P71">$4-21</text:p>
          </table:table-cell>
          <table:covered-table-cell/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71">$4-32</text:p>
          </table:table-cell>
          <table:table-cell table:style-name="t4.B5" office:value-type="string">
            <text:p text:style-name="P71">$4-42</text:p>
          </table:table-cell>
          <table:table-cell table:style-name="t4.B5" office:value-type="string">
            <text:p text:style-name="P71">$4-52</text:p>
          </table:table-cell>
          <table:table-cell table:style-name="t4.B5" office:value-type="string">
            <text:p text:style-name="P71">$4-62</text:p>
          </table:table-cell>
          <table:table-cell table:style-name="t4.B5" office:value-type="string">
            <text:p text:style-name="P71">$4-72</text:p>
          </table:table-cell>
          <table:table-cell table:style-name="t4.B5" office:value-type="string">
            <text:p text:style-name="P71">$4-82</text:p>
          </table:table-cell>
          <table:table-cell table:style-name="t4.B5" office:value-type="string">
            <text:p text:style-name="P71">$4-02</text:p>
          </table:table-cell>
          <table:table-cell table:style-name="t4.B5" office:value-type="string">
            <text:p text:style-name="P71">$4-12</text:p>
          </table:table-cell>
          <table:table-cell table:style-name="t4.B5" office:value-type="string">
            <text:p text:style-name="P71">$4-22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71">$4-33</text:p>
          </table:table-cell>
          <table:table-cell table:style-name="t4.B5" office:value-type="string">
            <text:p text:style-name="P71">$4-43</text:p>
          </table:table-cell>
          <table:table-cell table:style-name="t4.B5" office:value-type="string">
            <text:p text:style-name="P71">$4-53</text:p>
          </table:table-cell>
          <table:table-cell table:style-name="t4.B5" office:value-type="string">
            <text:p text:style-name="P71">$4-63</text:p>
          </table:table-cell>
          <table:table-cell table:style-name="t4.B5" office:value-type="string">
            <text:p text:style-name="P71">$4-73</text:p>
          </table:table-cell>
          <table:table-cell table:style-name="t4.B5" office:value-type="string">
            <text:p text:style-name="P71">$4-83</text:p>
          </table:table-cell>
          <table:table-cell table:style-name="t4.B5" office:value-type="string">
            <text:p text:style-name="P71">$4-03</text:p>
          </table:table-cell>
          <table:table-cell table:style-name="t4.B5" office:value-type="string">
            <text:p text:style-name="P71">$4-13</text:p>
          </table:table-cell>
          <table:table-cell table:style-name="t4.B5" office:value-type="string">
            <text:p text:style-name="P71">$4-23</text:p>
          </table:table-cell>
          <table:covered-table-cell/>
        </table:table-row>
        <table:table-row>
          <table:table-cell table:style-name="t4.A9" office:value-type="string">
            <text:p text:style-name="P14">240 Sv/h</text:p>
          </table:table-cell>
          <table:table-cell table:style-name="t4.B9" office:value-type="string">
            <text:p text:style-name="P71">$4-34</text:p>
          </table:table-cell>
          <table:table-cell table:style-name="t4.B9" office:value-type="string">
            <text:p text:style-name="P71">$4-44</text:p>
          </table:table-cell>
          <table:table-cell table:style-name="t4.B9" office:value-type="string">
            <text:p text:style-name="P71">$4-54</text:p>
          </table:table-cell>
          <table:table-cell table:style-name="t4.B9" office:value-type="string">
            <text:p text:style-name="P71">$4-64</text:p>
          </table:table-cell>
          <table:table-cell table:style-name="t4.B9" office:value-type="string">
            <text:p text:style-name="P71">$4-74</text:p>
          </table:table-cell>
          <table:table-cell table:style-name="t4.B9" office:value-type="string">
            <text:p text:style-name="P71">$4-84</text:p>
          </table:table-cell>
          <table:table-cell table:style-name="t4.B9" office:value-type="string">
            <text:p text:style-name="P71">$4-04</text:p>
          </table:table-cell>
          <table:table-cell table:style-name="t4.B9" office:value-type="string">
            <text:p text:style-name="P71">$4-14</text:p>
          </table:table-cell>
          <table:table-cell table:style-name="t4.B9" office:value-type="string">
            <text:p text:style-name="P7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5"><text:span text:style-name="T28">BDKG-1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5.B2" table:number-rows-spanned="3" office:value-type="string">
            <text:p text:style-name="P65">Radia-tion source <text:s/>number</text:p>
          </table:table-cell>
          <table:table-cell table:style-name="t5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5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5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5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50">H</text:span><text:span text:style-name="T52">1</text:span></text:p>
          </table:table-cell>
          <table:table-cell table:style-name="t5.D3" office:value-type="string">
            <text:p text:style-name="P40"><text:span text:style-name="T23">H</text:span><text:span text:style-name="T52">2</text:span></text:p>
          </table:table-cell>
          <table:table-cell table:style-name="t5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<text:span text:style-name="T22">0,07</text:span> Sv/h</text:p>
          </table:table-cell>
          <table:table-cell table:style-name="t5.B5" office:value-type="string">
            <text:p text:style-name="P71">$5-30</text:p>
          </table:table-cell>
          <table:table-cell table:style-name="t5.B5" office:value-type="string">
            <text:p text:style-name="P71">$5-40</text:p>
          </table:table-cell>
          <table:table-cell table:style-name="t5.B5" office:value-type="string">
            <text:p text:style-name="P71">$5-50</text:p>
          </table:table-cell>
          <table:table-cell table:style-name="t5.B5" office:value-type="string">
            <text:p text:style-name="P71">$5-60</text:p>
          </table:table-cell>
          <table:table-cell table:style-name="t5.B5" office:value-type="string">
            <text:p text:style-name="P71">$5-70</text:p>
          </table:table-cell>
          <table:table-cell table:style-name="t5.B5" office:value-type="string">
            <text:p text:style-name="P71">$5-80</text:p>
          </table:table-cell>
          <table:table-cell table:style-name="t5.B5" office:value-type="string">
            <text:p text:style-name="P71">$5-00</text:p>
          </table:table-cell>
          <table:table-cell table:style-name="t5.B5" office:value-type="string">
            <text:p text:style-name="P71">$5-10</text:p>
          </table:table-cell>
          <table:table-cell table:style-name="t5.B5" office:value-type="string">
            <text:p text:style-name="P71">$5-20</text:p>
          </table:table-cell>
          <table:table-cell table:style-name="t5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71">$5-31</text:p>
          </table:table-cell>
          <table:table-cell table:style-name="t5.B5" office:value-type="string">
            <text:p text:style-name="P71">$5-41</text:p>
          </table:table-cell>
          <table:table-cell table:style-name="t5.B5" office:value-type="string">
            <text:p text:style-name="P71">$5-51</text:p>
          </table:table-cell>
          <table:table-cell table:style-name="t5.B5" office:value-type="string">
            <text:p text:style-name="P71">$5-61</text:p>
          </table:table-cell>
          <table:table-cell table:style-name="t5.B5" office:value-type="string">
            <text:p text:style-name="P71">$5-71</text:p>
          </table:table-cell>
          <table:table-cell table:style-name="t5.B5" office:value-type="string">
            <text:p text:style-name="P71">$5-81</text:p>
          </table:table-cell>
          <table:table-cell table:style-name="t5.B5" office:value-type="string">
            <text:p text:style-name="P71">$5-01</text:p>
          </table:table-cell>
          <table:table-cell table:style-name="t5.B5" office:value-type="string">
            <text:p text:style-name="P71">$5-11</text:p>
          </table:table-cell>
          <table:table-cell table:style-name="t5.B5" office:value-type="string">
            <text:p text:style-name="P71">$5-21</text:p>
          </table:table-cell>
          <table:covered-table-cell/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71">$5-32</text:p>
          </table:table-cell>
          <table:table-cell table:style-name="t5.B5" office:value-type="string">
            <text:p text:style-name="P71">$5-42</text:p>
          </table:table-cell>
          <table:table-cell table:style-name="t5.B5" office:value-type="string">
            <text:p text:style-name="P71">$5-52</text:p>
          </table:table-cell>
          <table:table-cell table:style-name="t5.B5" office:value-type="string">
            <text:p text:style-name="P71">$5-62</text:p>
          </table:table-cell>
          <table:table-cell table:style-name="t5.B5" office:value-type="string">
            <text:p text:style-name="P71">$5-72</text:p>
          </table:table-cell>
          <table:table-cell table:style-name="t5.B5" office:value-type="string">
            <text:p text:style-name="P71">$5-82</text:p>
          </table:table-cell>
          <table:table-cell table:style-name="t5.B5" office:value-type="string">
            <text:p text:style-name="P71">$5-02</text:p>
          </table:table-cell>
          <table:table-cell table:style-name="t5.B5" office:value-type="string">
            <text:p text:style-name="P71">$5-12</text:p>
          </table:table-cell>
          <table:table-cell table:style-name="t5.B5" office:value-type="string">
            <text:p text:style-name="P71">$5-22</text:p>
          </table:table-cell>
          <table:covered-table-cell/>
        </table:table-row>
        <table:table-row>
          <table:table-cell table:style-name="t5.A8" office:value-type="string">
            <text:p text:style-name="P14">70 Sv/h</text:p>
          </table:table-cell>
          <table:table-cell table:style-name="t5.B8" office:value-type="string">
            <text:p text:style-name="P71">$5-33</text:p>
          </table:table-cell>
          <table:table-cell table:style-name="t5.B8" office:value-type="string">
            <text:p text:style-name="P71">$5-43</text:p>
          </table:table-cell>
          <table:table-cell table:style-name="t5.B8" office:value-type="string">
            <text:p text:style-name="P71">$5-53</text:p>
          </table:table-cell>
          <table:table-cell table:style-name="t5.B8" office:value-type="string">
            <text:p text:style-name="P71">$5-63</text:p>
          </table:table-cell>
          <table:table-cell table:style-name="t5.B8" office:value-type="string">
            <text:p text:style-name="P71">$5-73</text:p>
          </table:table-cell>
          <table:table-cell table:style-name="t5.B8" office:value-type="string">
            <text:p text:style-name="P71">$5-83</text:p>
          </table:table-cell>
          <table:table-cell table:style-name="t5.B8" office:value-type="string">
            <text:p text:style-name="P71">$5-03</text:p>
          </table:table-cell>
          <table:table-cell table:style-name="t5.B8" office:value-type="string">
            <text:p text:style-name="P71">$5-13</text:p>
          </table:table-cell>
          <table:table-cell table:style-name="t5.B8" office:value-type="string">
            <text:p text:style-name="P7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5"><text:span text:style-name="T28">BDKG-17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6.B2" table:number-rows-spanned="3" office:value-type="string">
            <text:p text:style-name="P65">Radia-tion source <text:s/>number</text:p>
          </table:table-cell>
          <table:table-cell table:style-name="t6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6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6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6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50">H</text:span><text:span text:style-name="T52">1</text:span></text:p>
          </table:table-cell>
          <table:table-cell table:style-name="t6.D3" office:value-type="string">
            <text:p text:style-name="P40"><text:span text:style-name="T23">H</text:span><text:span text:style-name="T52">2</text:span></text:p>
          </table:table-cell>
          <table:table-cell table:style-name="t6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<text:span text:style-name="T22">7,0</text:span> mSv/h</text:p>
          </table:table-cell>
          <table:table-cell table:style-name="t6.B5" office:value-type="string">
            <text:p text:style-name="P71">$6-30</text:p>
          </table:table-cell>
          <table:table-cell table:style-name="t6.B5" office:value-type="string">
            <text:p text:style-name="P71">$6-40</text:p>
          </table:table-cell>
          <table:table-cell table:style-name="t6.B5" office:value-type="string">
            <text:p text:style-name="P71">$6-50</text:p>
          </table:table-cell>
          <table:table-cell table:style-name="t6.B5" office:value-type="string">
            <text:p text:style-name="P71">$6-60</text:p>
          </table:table-cell>
          <table:table-cell table:style-name="t6.B5" office:value-type="string">
            <text:p text:style-name="P71">$6-70</text:p>
          </table:table-cell>
          <table:table-cell table:style-name="t6.B5" office:value-type="string">
            <text:p text:style-name="P71">$6-80</text:p>
          </table:table-cell>
          <table:table-cell table:style-name="t6.B5" office:value-type="string">
            <text:p text:style-name="P71">$6-00</text:p>
          </table:table-cell>
          <table:table-cell table:style-name="t6.B5" office:value-type="string">
            <text:p text:style-name="P71">$6-10</text:p>
          </table:table-cell>
          <table:table-cell table:style-name="t6.B5" office:value-type="string">
            <text:p text:style-name="P71">$6-20</text:p>
          </table:table-cell>
          <table:table-cell table:style-name="t6.K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6.A5" office:value-type="string">
            <text:p text:style-name="P14">7<text:span text:style-name="T22">0</text:span> mSv/h</text:p>
          </table:table-cell>
          <table:table-cell table:style-name="t6.B5" office:value-type="string">
            <text:p text:style-name="P71">$6-31</text:p>
          </table:table-cell>
          <table:table-cell table:style-name="t6.B5" office:value-type="string">
            <text:p text:style-name="P71">$6-41</text:p>
          </table:table-cell>
          <table:table-cell table:style-name="t6.B5" office:value-type="string">
            <text:p text:style-name="P71">$6-51</text:p>
          </table:table-cell>
          <table:table-cell table:style-name="t6.B5" office:value-type="string">
            <text:p text:style-name="P71">$6-61</text:p>
          </table:table-cell>
          <table:table-cell table:style-name="t6.B5" office:value-type="string">
            <text:p text:style-name="P71">$6-71</text:p>
          </table:table-cell>
          <table:table-cell table:style-name="t6.B5" office:value-type="string">
            <text:p text:style-name="P71">$6-81</text:p>
          </table:table-cell>
          <table:table-cell table:style-name="t6.B5" office:value-type="string">
            <text:p text:style-name="P71">$6-01</text:p>
          </table:table-cell>
          <table:table-cell table:style-name="t6.B5" office:value-type="string">
            <text:p text:style-name="P71">$6-11</text:p>
          </table:table-cell>
          <table:table-cell table:style-name="t6.B5" office:value-type="string">
            <text:p text:style-name="P71">$6-21</text:p>
          </table:table-cell>
          <table:covered-table-cell/>
        </table:table-row>
        <table:table-row>
          <table:table-cell table:style-name="t6.A5" office:value-type="string">
            <text:p text:style-name="P14"><text:span text:style-name="T22">0,</text:span>7 Sv/h</text:p>
          </table:table-cell>
          <table:table-cell table:style-name="t6.B5" office:value-type="string">
            <text:p text:style-name="P71">$6-32</text:p>
          </table:table-cell>
          <table:table-cell table:style-name="t6.B5" office:value-type="string">
            <text:p text:style-name="P71">$6-42</text:p>
          </table:table-cell>
          <table:table-cell table:style-name="t6.B5" office:value-type="string">
            <text:p text:style-name="P71">$6-52</text:p>
          </table:table-cell>
          <table:table-cell table:style-name="t6.B5" office:value-type="string">
            <text:p text:style-name="P71">$6-62</text:p>
          </table:table-cell>
          <table:table-cell table:style-name="t6.B5" office:value-type="string">
            <text:p text:style-name="P71">$6-72</text:p>
          </table:table-cell>
          <table:table-cell table:style-name="t6.B5" office:value-type="string">
            <text:p text:style-name="P71">$6-82</text:p>
          </table:table-cell>
          <table:table-cell table:style-name="t6.B5" office:value-type="string">
            <text:p text:style-name="P71">$6-02</text:p>
          </table:table-cell>
          <table:table-cell table:style-name="t6.B5" office:value-type="string">
            <text:p text:style-name="P71">$6-12</text:p>
          </table:table-cell>
          <table:table-cell table:style-name="t6.B5" office:value-type="string">
            <text:p text:style-name="P71">$6-22</text:p>
          </table:table-cell>
          <table:covered-table-cell/>
        </table:table-row>
        <table:table-row>
          <table:table-cell table:style-name="t6.A5" office:value-type="string">
            <text:p text:style-name="P14">7 Sv/h</text:p>
          </table:table-cell>
          <table:table-cell table:style-name="t6.B5" office:value-type="string">
            <text:p text:style-name="P71">$6-33</text:p>
          </table:table-cell>
          <table:table-cell table:style-name="t6.B5" office:value-type="string">
            <text:p text:style-name="P71">$6-43</text:p>
          </table:table-cell>
          <table:table-cell table:style-name="t6.B5" office:value-type="string">
            <text:p text:style-name="P71">$6-53</text:p>
          </table:table-cell>
          <table:table-cell table:style-name="t6.B5" office:value-type="string">
            <text:p text:style-name="P71">$6-63</text:p>
          </table:table-cell>
          <table:table-cell table:style-name="t6.B5" office:value-type="string">
            <text:p text:style-name="P71">$6-73</text:p>
          </table:table-cell>
          <table:table-cell table:style-name="t6.B5" office:value-type="string">
            <text:p text:style-name="P71">$6-83</text:p>
          </table:table-cell>
          <table:table-cell table:style-name="t6.B5" office:value-type="string">
            <text:p text:style-name="P71">$6-03</text:p>
          </table:table-cell>
          <table:table-cell table:style-name="t6.B5" office:value-type="string">
            <text:p text:style-name="P71">$6-13</text:p>
          </table:table-cell>
          <table:table-cell table:style-name="t6.B5" office:value-type="string">
            <text:p text:style-name="P71">$6-23</text:p>
          </table:table-cell>
          <table:covered-table-cell/>
        </table:table-row>
        <table:table-row>
          <table:table-cell table:style-name="t6.A9" office:value-type="string">
            <text:p text:style-name="P14"><text:span text:style-name="T22">40</text:span> Sv/h</text:p>
          </table:table-cell>
          <table:table-cell table:style-name="t6.B9" office:value-type="string">
            <text:p text:style-name="P71">$6-34</text:p>
          </table:table-cell>
          <table:table-cell table:style-name="t6.B9" office:value-type="string">
            <text:p text:style-name="P71">$6-44</text:p>
          </table:table-cell>
          <table:table-cell table:style-name="t6.B9" office:value-type="string">
            <text:p text:style-name="P71">$6-54</text:p>
          </table:table-cell>
          <table:table-cell table:style-name="t6.B9" office:value-type="string">
            <text:p text:style-name="P71">$6-64</text:p>
          </table:table-cell>
          <table:table-cell table:style-name="t6.B9" office:value-type="string">
            <text:p text:style-name="P71">$6-74</text:p>
          </table:table-cell>
          <table:table-cell table:style-name="t6.B9" office:value-type="string">
            <text:p text:style-name="P71">$6-84</text:p>
          </table:table-cell>
          <table:table-cell table:style-name="t6.B9" office:value-type="string">
            <text:p text:style-name="P71">$6-04</text:p>
          </table:table-cell>
          <table:table-cell table:style-name="t6.B9" office:value-type="string">
            <text:p text:style-name="P71">$6-14</text:p>
          </table:table-cell>
          <table:table-cell table:style-name="t6.B9" office:value-type="string">
            <text:p text:style-name="P7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5"><text:span text:style-name="T28">BDKG-24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7.B2" table:number-rows-spanned="3" office:value-type="string">
            <text:p text:style-name="P65">Radia-tion source <text:s/>number</text:p>
          </table:table-cell>
          <table:table-cell table:style-name="t7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7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7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7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50">H</text:span><text:span text:style-name="T52">1</text:span></text:p>
          </table:table-cell>
          <table:table-cell table:style-name="t7.D3" office:value-type="string">
            <text:p text:style-name="P40"><text:span text:style-name="T23">H</text:span><text:span text:style-name="T52">2</text:span></text:p>
          </table:table-cell>
          <table:table-cell table:style-name="t7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<text:span text:style-name="T65">0,07</text:span> Sv/h</text:p>
          </table:table-cell>
          <table:table-cell table:style-name="t7.B5" office:value-type="string">
            <text:p text:style-name="P71">$7-30</text:p>
          </table:table-cell>
          <table:table-cell table:style-name="t7.B5" office:value-type="string">
            <text:p text:style-name="P71">$7-40</text:p>
          </table:table-cell>
          <table:table-cell table:style-name="t7.B5" office:value-type="string">
            <text:p text:style-name="P71">$7-50</text:p>
          </table:table-cell>
          <table:table-cell table:style-name="t7.B5" office:value-type="string">
            <text:p text:style-name="P71">$7-60</text:p>
          </table:table-cell>
          <table:table-cell table:style-name="t7.B5" office:value-type="string">
            <text:p text:style-name="P71">$7-70</text:p>
          </table:table-cell>
          <table:table-cell table:style-name="t7.B5" office:value-type="string">
            <text:p text:style-name="P71">$7-80</text:p>
          </table:table-cell>
          <table:table-cell table:style-name="t7.B5" office:value-type="string">
            <text:p text:style-name="P71">$7-00</text:p>
          </table:table-cell>
          <table:table-cell table:style-name="t7.B5" office:value-type="string">
            <text:p text:style-name="P71">$7-10</text:p>
          </table:table-cell>
          <table:table-cell table:style-name="t7.B5" office:value-type="string">
            <text:p text:style-name="P71">$7-20</text:p>
          </table:table-cell>
          <table:table-cell table:style-name="t7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71">$7-31</text:p>
          </table:table-cell>
          <table:table-cell table:style-name="t7.B5" office:value-type="string">
            <text:p text:style-name="P71">$7-41</text:p>
          </table:table-cell>
          <table:table-cell table:style-name="t7.B5" office:value-type="string">
            <text:p text:style-name="P71">$7-51</text:p>
          </table:table-cell>
          <table:table-cell table:style-name="t7.B5" office:value-type="string">
            <text:p text:style-name="P71">$7-61</text:p>
          </table:table-cell>
          <table:table-cell table:style-name="t7.B5" office:value-type="string">
            <text:p text:style-name="P71">$7-71</text:p>
          </table:table-cell>
          <table:table-cell table:style-name="t7.B5" office:value-type="string">
            <text:p text:style-name="P71">$7-81</text:p>
          </table:table-cell>
          <table:table-cell table:style-name="t7.B5" office:value-type="string">
            <text:p text:style-name="P71">$7-01</text:p>
          </table:table-cell>
          <table:table-cell table:style-name="t7.B5" office:value-type="string">
            <text:p text:style-name="P71">$7-11</text:p>
          </table:table-cell>
          <table:table-cell table:style-name="t7.B5" office:value-type="string">
            <text:p text:style-name="P71">$7-21</text:p>
          </table:table-cell>
          <table:covered-table-cell/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71">$7-32</text:p>
          </table:table-cell>
          <table:table-cell table:style-name="t7.B5" office:value-type="string">
            <text:p text:style-name="P71">$7-42</text:p>
          </table:table-cell>
          <table:table-cell table:style-name="t7.B5" office:value-type="string">
            <text:p text:style-name="P71">$7-52</text:p>
          </table:table-cell>
          <table:table-cell table:style-name="t7.B5" office:value-type="string">
            <text:p text:style-name="P71">$7-62</text:p>
          </table:table-cell>
          <table:table-cell table:style-name="t7.B5" office:value-type="string">
            <text:p text:style-name="P71">$7-72</text:p>
          </table:table-cell>
          <table:table-cell table:style-name="t7.B5" office:value-type="string">
            <text:p text:style-name="P71">$7-82</text:p>
          </table:table-cell>
          <table:table-cell table:style-name="t7.B5" office:value-type="string">
            <text:p text:style-name="P71">$7-02</text:p>
          </table:table-cell>
          <table:table-cell table:style-name="t7.B5" office:value-type="string">
            <text:p text:style-name="P71">$7-12</text:p>
          </table:table-cell>
          <table:table-cell table:style-name="t7.B5" office:value-type="string">
            <text:p text:style-name="P71">$7-22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71">$7-33</text:p>
          </table:table-cell>
          <table:table-cell table:style-name="t7.B5" office:value-type="string">
            <text:p text:style-name="P71">$7-43</text:p>
          </table:table-cell>
          <table:table-cell table:style-name="t7.B5" office:value-type="string">
            <text:p text:style-name="P71">$7-53</text:p>
          </table:table-cell>
          <table:table-cell table:style-name="t7.B5" office:value-type="string">
            <text:p text:style-name="P71">$7-63</text:p>
          </table:table-cell>
          <table:table-cell table:style-name="t7.B5" office:value-type="string">
            <text:p text:style-name="P71">$7-73</text:p>
          </table:table-cell>
          <table:table-cell table:style-name="t7.B5" office:value-type="string">
            <text:p text:style-name="P71">$7-83</text:p>
          </table:table-cell>
          <table:table-cell table:style-name="t7.B5" office:value-type="string">
            <text:p text:style-name="P71">$7-03</text:p>
          </table:table-cell>
          <table:table-cell table:style-name="t7.B5" office:value-type="string">
            <text:p text:style-name="P71">$7-13</text:p>
          </table:table-cell>
          <table:table-cell table:style-name="t7.B5" office:value-type="string">
            <text:p text:style-name="P71">$7-23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71">$7-34</text:p>
          </table:table-cell>
          <table:table-cell table:style-name="t7.B5" office:value-type="string">
            <text:p text:style-name="P71">$7-44</text:p>
          </table:table-cell>
          <table:table-cell table:style-name="t7.B5" office:value-type="string">
            <text:p text:style-name="P71">$7-54</text:p>
          </table:table-cell>
          <table:table-cell table:style-name="t7.B5" office:value-type="string">
            <text:p text:style-name="P71">$7-64</text:p>
          </table:table-cell>
          <table:table-cell table:style-name="t7.B5" office:value-type="string">
            <text:p text:style-name="P71">$7-74</text:p>
          </table:table-cell>
          <table:table-cell table:style-name="t7.B5" office:value-type="string">
            <text:p text:style-name="P71">$7-84</text:p>
          </table:table-cell>
          <table:table-cell table:style-name="t7.B5" office:value-type="string">
            <text:p text:style-name="P71">$7-04</text:p>
          </table:table-cell>
          <table:table-cell table:style-name="t7.B5" office:value-type="string">
            <text:p text:style-name="P71">$7-14</text:p>
          </table:table-cell>
          <table:table-cell table:style-name="t7.B5" office:value-type="string">
            <text:p text:style-name="P71">$7-24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71">$7-35</text:p>
          </table:table-cell>
          <table:table-cell table:style-name="t7.B5" office:value-type="string">
            <text:p text:style-name="P71">$7-45</text:p>
          </table:table-cell>
          <table:table-cell table:style-name="t7.B5" office:value-type="string">
            <text:p text:style-name="P71">$7-55</text:p>
          </table:table-cell>
          <table:table-cell table:style-name="t7.B5" office:value-type="string">
            <text:p text:style-name="P71">$7-65</text:p>
          </table:table-cell>
          <table:table-cell table:style-name="t7.B5" office:value-type="string">
            <text:p text:style-name="P71">$7-75</text:p>
          </table:table-cell>
          <table:table-cell table:style-name="t7.B5" office:value-type="string">
            <text:p text:style-name="P71">$7-85</text:p>
          </table:table-cell>
          <table:table-cell table:style-name="t7.B5" office:value-type="string">
            <text:p text:style-name="P71">$7-05</text:p>
          </table:table-cell>
          <table:table-cell table:style-name="t7.B5" office:value-type="string">
            <text:p text:style-name="P71">$7-15</text:p>
          </table:table-cell>
          <table:table-cell table:style-name="t7.B5" office:value-type="string">
            <text:p text:style-name="P71">$7-25</text:p>
          </table:table-cell>
          <table:covered-table-cell/>
        </table:table-row>
        <table:table-row>
          <table:table-cell table:style-name="t7.A5" office:value-type="string">
            <text:p text:style-name="P14">70 mSv/h</text:p>
          </table:table-cell>
          <table:table-cell table:style-name="t7.B5" office:value-type="string">
            <text:p text:style-name="P71">$7-36</text:p>
          </table:table-cell>
          <table:table-cell table:style-name="t7.B5" office:value-type="string">
            <text:p text:style-name="P71">$7-46</text:p>
          </table:table-cell>
          <table:table-cell table:style-name="t7.B5" office:value-type="string">
            <text:p text:style-name="P71">$7-56</text:p>
          </table:table-cell>
          <table:table-cell table:style-name="t7.B5" office:value-type="string">
            <text:p text:style-name="P71">$7-66</text:p>
          </table:table-cell>
          <table:table-cell table:style-name="t7.B5" office:value-type="string">
            <text:p text:style-name="P71">$7-76</text:p>
          </table:table-cell>
          <table:table-cell table:style-name="t7.B5" office:value-type="string">
            <text:p text:style-name="P71">$7-86</text:p>
          </table:table-cell>
          <table:table-cell table:style-name="t7.B5" office:value-type="string">
            <text:p text:style-name="P71">$7-06</text:p>
          </table:table-cell>
          <table:table-cell table:style-name="t7.B5" office:value-type="string">
            <text:p text:style-name="P71">$7-16</text:p>
          </table:table-cell>
          <table:table-cell table:style-name="t7.B5" office:value-type="string">
            <text:p text:style-name="P71">$7-26</text:p>
          </table:table-cell>
          <table:covered-table-cell/>
        </table:table-row>
        <table:table-row>
          <table:table-cell table:style-name="t7.A12" office:value-type="string">
            <text:p text:style-name="P14">0,7 Sv/h</text:p>
          </table:table-cell>
          <table:table-cell table:style-name="t7.B12" office:value-type="string">
            <text:p text:style-name="P71">$7-37</text:p>
          </table:table-cell>
          <table:table-cell table:style-name="t7.B12" office:value-type="string">
            <text:p text:style-name="P71">$7-47</text:p>
          </table:table-cell>
          <table:table-cell table:style-name="t7.B12" office:value-type="string">
            <text:p text:style-name="P71">$7-57</text:p>
          </table:table-cell>
          <table:table-cell table:style-name="t7.B12" office:value-type="string">
            <text:p text:style-name="P71">$7-67</text:p>
          </table:table-cell>
          <table:table-cell table:style-name="t7.B12" office:value-type="string">
            <text:p text:style-name="P71">$7-77</text:p>
          </table:table-cell>
          <table:table-cell table:style-name="t7.B12" office:value-type="string">
            <text:p text:style-name="P71">$7-87</text:p>
          </table:table-cell>
          <table:table-cell table:style-name="t7.B12" office:value-type="string">
            <text:p text:style-name="P71">$7-07</text:p>
          </table:table-cell>
          <table:table-cell table:style-name="t7.B12" office:value-type="string">
            <text:p text:style-name="P71">$7-17</text:p>
          </table:table-cell>
          <table:table-cell table:style-name="t7.B12" office:value-type="string">
            <text:p text:style-name="P7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5"><text:span text:style-name="T28">BDKG-30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<text:span text:style-name="T22">Kerma rate at check point</text:span> <text:span text:style-name="T67">Ḣ</text:span><text:span text:style-name="T54">oi</text:span><text:span text:style-name="T83">(10)</text:span></text:p>
          </table:table-cell>
          <table:table-cell table:style-name="t8.B2" table:number-rows-spanned="3" office:value-type="string">
            <text:p text:style-name="P65">Radia-tion source <text:s/>number</text:p>
          </table:table-cell>
          <table:table-cell table:style-name="t8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8.B2" table:number-columns-spanned="5" office:value-type="string">
            <text:p text:style-name="P40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8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8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50">H</text:span><text:span text:style-name="T52">1</text:span></text:p>
          </table:table-cell>
          <table:table-cell table:style-name="t8.D3" office:value-type="string">
            <text:p text:style-name="P40"><text:span text:style-name="T23">H</text:span><text:span text:style-name="T52">2</text:span></text:p>
          </table:table-cell>
          <table:table-cell table:style-name="t8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<text:span text:style-name="T22">03</text:span> <text:span text:style-name="T22">Gy</text:span>/h</text:p>
          </table:table-cell>
          <table:table-cell table:style-name="t8.B5" office:value-type="string">
            <text:p text:style-name="P71">$8-30</text:p>
          </table:table-cell>
          <table:table-cell table:style-name="t8.B5" office:value-type="string">
            <text:p text:style-name="P71">$8-40</text:p>
          </table:table-cell>
          <table:table-cell table:style-name="t8.B5" office:value-type="string">
            <text:p text:style-name="P71">$8-50</text:p>
          </table:table-cell>
          <table:table-cell table:style-name="t8.B5" office:value-type="string">
            <text:p text:style-name="P71">$8-60</text:p>
          </table:table-cell>
          <table:table-cell table:style-name="t8.B5" office:value-type="string">
            <text:p text:style-name="P71">$8-70</text:p>
          </table:table-cell>
          <table:table-cell table:style-name="t8.B5" office:value-type="string">
            <text:p text:style-name="P71">$8-80</text:p>
          </table:table-cell>
          <table:table-cell table:style-name="t8.B5" office:value-type="string">
            <text:p text:style-name="P71">$8-00</text:p>
          </table:table-cell>
          <table:table-cell table:style-name="t8.B5" office:value-type="string">
            <text:p text:style-name="P71">$8-10</text:p>
          </table:table-cell>
          <table:table-cell table:style-name="t8.B5" office:value-type="string">
            <text:p text:style-name="P71">$8-20</text:p>
          </table:table-cell>
          <table:table-cell table:style-name="t8.K5" table:number-rows-spanned="8" office:value-type="string">
            <text:p text:style-name="P20">±<text:span text:style-name="T22">20</text:span></text:p>
          </table:table-cell>
        </table:table-row>
        <table:table-row>
          <table:table-cell table:style-name="t8.A5" office:value-type="string">
            <text:p text:style-name="P14">0,<text:span text:style-name="T65">7</text:span> <text:span text:style-name="T22">Gy</text:span>/h</text:p>
          </table:table-cell>
          <table:table-cell table:style-name="t8.B5" office:value-type="string">
            <text:p text:style-name="P71">$8-31</text:p>
          </table:table-cell>
          <table:table-cell table:style-name="t8.B5" office:value-type="string">
            <text:p text:style-name="P71">$8-41</text:p>
          </table:table-cell>
          <table:table-cell table:style-name="t8.B5" office:value-type="string">
            <text:p text:style-name="P71">$8-51</text:p>
          </table:table-cell>
          <table:table-cell table:style-name="t8.B5" office:value-type="string">
            <text:p text:style-name="P71">$8-61</text:p>
          </table:table-cell>
          <table:table-cell table:style-name="t8.B5" office:value-type="string">
            <text:p text:style-name="P71">$8-71</text:p>
          </table:table-cell>
          <table:table-cell table:style-name="t8.B5" office:value-type="string">
            <text:p text:style-name="P71">$8-81</text:p>
          </table:table-cell>
          <table:table-cell table:style-name="t8.B5" office:value-type="string">
            <text:p text:style-name="P71">$8-01</text:p>
          </table:table-cell>
          <table:table-cell table:style-name="t8.B5" office:value-type="string">
            <text:p text:style-name="P71">$8-11</text:p>
          </table:table-cell>
          <table:table-cell table:style-name="t8.B5" office:value-type="string">
            <text:p text:style-name="P71">$8-21</text:p>
          </table:table-cell>
          <table:covered-table-cell/>
        </table:table-row>
        <table:table-row>
          <table:table-cell table:style-name="t8.A5" office:value-type="string">
            <text:p text:style-name="P14">7 <text:span text:style-name="T22">Gy</text:span>/h</text:p>
          </table:table-cell>
          <table:table-cell table:style-name="t8.B5" office:value-type="string">
            <text:p text:style-name="P71">$8-32</text:p>
          </table:table-cell>
          <table:table-cell table:style-name="t8.B5" office:value-type="string">
            <text:p text:style-name="P71">$8-42</text:p>
          </table:table-cell>
          <table:table-cell table:style-name="t8.B5" office:value-type="string">
            <text:p text:style-name="P71">$8-52</text:p>
          </table:table-cell>
          <table:table-cell table:style-name="t8.B5" office:value-type="string">
            <text:p text:style-name="P71">$8-62</text:p>
          </table:table-cell>
          <table:table-cell table:style-name="t8.B5" office:value-type="string">
            <text:p text:style-name="P71">$8-72</text:p>
          </table:table-cell>
          <table:table-cell table:style-name="t8.B5" office:value-type="string">
            <text:p text:style-name="P71">$8-82</text:p>
          </table:table-cell>
          <table:table-cell table:style-name="t8.B5" office:value-type="string">
            <text:p text:style-name="P71">$8-02</text:p>
          </table:table-cell>
          <table:table-cell table:style-name="t8.B5" office:value-type="string">
            <text:p text:style-name="P71">$8-12</text:p>
          </table:table-cell>
          <table:table-cell table:style-name="t8.B5" office:value-type="string">
            <text:p text:style-name="P71">$8-22</text:p>
          </table:table-cell>
          <table:covered-table-cell/>
        </table:table-row>
        <table:table-row>
          <table:table-cell table:style-name="t8.A5" office:value-type="string">
            <text:p text:style-name="P14">70 <text:span text:style-name="T22">Gy</text:span>/h</text:p>
          </table:table-cell>
          <table:table-cell table:style-name="t8.B5" office:value-type="string">
            <text:p text:style-name="P71">$8-33</text:p>
          </table:table-cell>
          <table:table-cell table:style-name="t8.B5" office:value-type="string">
            <text:p text:style-name="P71">$8-43</text:p>
          </table:table-cell>
          <table:table-cell table:style-name="t8.B5" office:value-type="string">
            <text:p text:style-name="P71">$8-53</text:p>
          </table:table-cell>
          <table:table-cell table:style-name="t8.B5" office:value-type="string">
            <text:p text:style-name="P71">$8-63</text:p>
          </table:table-cell>
          <table:table-cell table:style-name="t8.B5" office:value-type="string">
            <text:p text:style-name="P71">$8-73</text:p>
          </table:table-cell>
          <table:table-cell table:style-name="t8.B5" office:value-type="string">
            <text:p text:style-name="P71">$8-83</text:p>
          </table:table-cell>
          <table:table-cell table:style-name="t8.B5" office:value-type="string">
            <text:p text:style-name="P71">$8-03</text:p>
          </table:table-cell>
          <table:table-cell table:style-name="t8.B5" office:value-type="string">
            <text:p text:style-name="P71">$8-13</text:p>
          </table:table-cell>
          <table:table-cell table:style-name="t8.B5" office:value-type="string">
            <text:p text:style-name="P71">$8-23</text:p>
          </table:table-cell>
          <table:covered-table-cell/>
        </table:table-row>
        <table:table-row>
          <table:table-cell table:style-name="t8.A5" office:value-type="string">
            <text:p text:style-name="P14">0.7 <text:span text:style-name="T22">mGy</text:span>/h</text:p>
          </table:table-cell>
          <table:table-cell table:style-name="t8.B5" office:value-type="string">
            <text:p text:style-name="P71">$8-34</text:p>
          </table:table-cell>
          <table:table-cell table:style-name="t8.B5" office:value-type="string">
            <text:p text:style-name="P71">$8-44</text:p>
          </table:table-cell>
          <table:table-cell table:style-name="t8.B5" office:value-type="string">
            <text:p text:style-name="P71">$8-54</text:p>
          </table:table-cell>
          <table:table-cell table:style-name="t8.B5" office:value-type="string">
            <text:p text:style-name="P71">$8-64</text:p>
          </table:table-cell>
          <table:table-cell table:style-name="t8.B5" office:value-type="string">
            <text:p text:style-name="P71">$8-74</text:p>
          </table:table-cell>
          <table:table-cell table:style-name="t8.B5" office:value-type="string">
            <text:p text:style-name="P71">$8-84</text:p>
          </table:table-cell>
          <table:table-cell table:style-name="t8.B5" office:value-type="string">
            <text:p text:style-name="P71">$8-04</text:p>
          </table:table-cell>
          <table:table-cell table:style-name="t8.B5" office:value-type="string">
            <text:p text:style-name="P71">$8-14</text:p>
          </table:table-cell>
          <table:table-cell table:style-name="t8.B5" office:value-type="string">
            <text:p text:style-name="P71">$8-24</text:p>
          </table:table-cell>
          <table:covered-table-cell/>
        </table:table-row>
        <table:table-row>
          <table:table-cell table:style-name="t8.A5" office:value-type="string">
            <text:p text:style-name="P14">7,0 <text:span text:style-name="T22">mGy</text:span>/h</text:p>
          </table:table-cell>
          <table:table-cell table:style-name="t8.B5" office:value-type="string">
            <text:p text:style-name="P71">$8-35</text:p>
          </table:table-cell>
          <table:table-cell table:style-name="t8.B5" office:value-type="string">
            <text:p text:style-name="P71">$8-45</text:p>
          </table:table-cell>
          <table:table-cell table:style-name="t8.B5" office:value-type="string">
            <text:p text:style-name="P71">$8-55</text:p>
          </table:table-cell>
          <table:table-cell table:style-name="t8.B5" office:value-type="string">
            <text:p text:style-name="P71">$8-65</text:p>
          </table:table-cell>
          <table:table-cell table:style-name="t8.B5" office:value-type="string">
            <text:p text:style-name="P71">$8-75</text:p>
          </table:table-cell>
          <table:table-cell table:style-name="t8.B5" office:value-type="string">
            <text:p text:style-name="P71">$8-85</text:p>
          </table:table-cell>
          <table:table-cell table:style-name="t8.B5" office:value-type="string">
            <text:p text:style-name="P71">$8-05</text:p>
          </table:table-cell>
          <table:table-cell table:style-name="t8.B5" office:value-type="string">
            <text:p text:style-name="P71">$8-15</text:p>
          </table:table-cell>
          <table:table-cell table:style-name="t8.B5" office:value-type="string">
            <text:p text:style-name="P71">$8-25</text:p>
          </table:table-cell>
          <table:covered-table-cell/>
        </table:table-row>
        <table:table-row>
          <table:table-cell table:style-name="t8.A5" office:value-type="string">
            <text:p text:style-name="P14">70 <text:span text:style-name="T22">mGy</text:span>/h</text:p>
          </table:table-cell>
          <table:table-cell table:style-name="t8.B5" office:value-type="string">
            <text:p text:style-name="P71">$8-36</text:p>
          </table:table-cell>
          <table:table-cell table:style-name="t8.B5" office:value-type="string">
            <text:p text:style-name="P71">$8-46</text:p>
          </table:table-cell>
          <table:table-cell table:style-name="t8.B5" office:value-type="string">
            <text:p text:style-name="P71">$8-56</text:p>
          </table:table-cell>
          <table:table-cell table:style-name="t8.B5" office:value-type="string">
            <text:p text:style-name="P71">$8-66</text:p>
          </table:table-cell>
          <table:table-cell table:style-name="t8.B5" office:value-type="string">
            <text:p text:style-name="P71">$8-76</text:p>
          </table:table-cell>
          <table:table-cell table:style-name="t8.B5" office:value-type="string">
            <text:p text:style-name="P71">$8-86</text:p>
          </table:table-cell>
          <table:table-cell table:style-name="t8.B5" office:value-type="string">
            <text:p text:style-name="P71">$8-06</text:p>
          </table:table-cell>
          <table:table-cell table:style-name="t8.B5" office:value-type="string">
            <text:p text:style-name="P71">$8-16</text:p>
          </table:table-cell>
          <table:table-cell table:style-name="t8.B5" office:value-type="string">
            <text:p text:style-name="P71">$8-26</text:p>
          </table:table-cell>
          <table:covered-table-cell/>
        </table:table-row>
        <table:table-row>
          <table:table-cell table:style-name="t8.A12" office:value-type="string">
            <text:p text:style-name="P14">0,7 <text:span text:style-name="T22">Gy</text:span>/h</text:p>
          </table:table-cell>
          <table:table-cell table:style-name="t8.B12" office:value-type="string">
            <text:p text:style-name="P71">$8-37</text:p>
          </table:table-cell>
          <table:table-cell table:style-name="t8.B12" office:value-type="string">
            <text:p text:style-name="P71">$8-47</text:p>
          </table:table-cell>
          <table:table-cell table:style-name="t8.B12" office:value-type="string">
            <text:p text:style-name="P71">$8-57</text:p>
          </table:table-cell>
          <table:table-cell table:style-name="t8.B12" office:value-type="string">
            <text:p text:style-name="P71">$8-67</text:p>
          </table:table-cell>
          <table:table-cell table:style-name="t8.B12" office:value-type="string">
            <text:p text:style-name="P71">$8-77</text:p>
          </table:table-cell>
          <table:table-cell table:style-name="t8.B12" office:value-type="string">
            <text:p text:style-name="P71">$8-87</text:p>
          </table:table-cell>
          <table:table-cell table:style-name="t8.B12" office:value-type="string">
            <text:p text:style-name="P71">$8-07</text:p>
          </table:table-cell>
          <table:table-cell table:style-name="t8.B12" office:value-type="string">
            <text:p text:style-name="P71">$8-17</text:p>
          </table:table-cell>
          <table:table-cell table:style-name="t8.B12" office:value-type="string">
            <text:p text:style-name="P7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5"><text:span text:style-name="T28">BDKG-3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9.B2" table:number-rows-spanned="3" office:value-type="string">
            <text:p text:style-name="P65">Radia-tion source <text:s/>number</text:p>
          </table:table-cell>
          <table:table-cell table:style-name="t9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9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9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9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9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50">H</text:span><text:span text:style-name="T52">1</text:span></text:p>
          </table:table-cell>
          <table:table-cell table:style-name="t9.D3" office:value-type="string">
            <text:p text:style-name="P40"><text:span text:style-name="T23">H</text:span><text:span text:style-name="T52">2</text:span></text:p>
          </table:table-cell>
          <table:table-cell table:style-name="t9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<text:span text:style-name="T65">0,07</text:span> Sv/h</text:p>
          </table:table-cell>
          <table:table-cell table:style-name="t9.B5" office:value-type="string">
            <text:p text:style-name="P71">$9-30</text:p>
          </table:table-cell>
          <table:table-cell table:style-name="t9.B5" office:value-type="string">
            <text:p text:style-name="P71">$9-40</text:p>
          </table:table-cell>
          <table:table-cell table:style-name="t9.B5" office:value-type="string">
            <text:p text:style-name="P71">$9-50</text:p>
          </table:table-cell>
          <table:table-cell table:style-name="t9.B5" office:value-type="string">
            <text:p text:style-name="P71">$9-60</text:p>
          </table:table-cell>
          <table:table-cell table:style-name="t9.B5" office:value-type="string">
            <text:p text:style-name="P71">$9-70</text:p>
          </table:table-cell>
          <table:table-cell table:style-name="t9.B5" office:value-type="string">
            <text:p text:style-name="P71">$9-80</text:p>
          </table:table-cell>
          <table:table-cell table:style-name="t9.B5" office:value-type="string">
            <text:p text:style-name="P71">$9-00</text:p>
          </table:table-cell>
          <table:table-cell table:style-name="t9.B5" office:value-type="string">
            <text:p text:style-name="P71">$9-10</text:p>
          </table:table-cell>
          <table:table-cell table:style-name="t9.B5" office:value-type="string">
            <text:p text:style-name="P71">$9-20</text:p>
          </table:table-cell>
          <table:table-cell table:style-name="t9.K5" table:number-rows-spanned="9" office:value-type="string">
            <text:p text:style-name="P20">±<text:span text:style-name="T22">20</text:span></text:p>
          </table:table-cell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71">$9-31</text:p>
          </table:table-cell>
          <table:table-cell table:style-name="t9.B5" office:value-type="string">
            <text:p text:style-name="P71">$9-41</text:p>
          </table:table-cell>
          <table:table-cell table:style-name="t9.B5" office:value-type="string">
            <text:p text:style-name="P71">$9-51</text:p>
          </table:table-cell>
          <table:table-cell table:style-name="t9.B5" office:value-type="string">
            <text:p text:style-name="P71">$9-61</text:p>
          </table:table-cell>
          <table:table-cell table:style-name="t9.B5" office:value-type="string">
            <text:p text:style-name="P71">$9-71</text:p>
          </table:table-cell>
          <table:table-cell table:style-name="t9.B5" office:value-type="string">
            <text:p text:style-name="P71">$9-81</text:p>
          </table:table-cell>
          <table:table-cell table:style-name="t9.B5" office:value-type="string">
            <text:p text:style-name="P71">$9-01</text:p>
          </table:table-cell>
          <table:table-cell table:style-name="t9.B5" office:value-type="string">
            <text:p text:style-name="P71">$9-11</text:p>
          </table:table-cell>
          <table:table-cell table:style-name="t9.B5" office:value-type="string">
            <text:p text:style-name="P71">$9-21</text:p>
          </table:table-cell>
          <table:covered-table-cell/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71">$9-32</text:p>
          </table:table-cell>
          <table:table-cell table:style-name="t9.B5" office:value-type="string">
            <text:p text:style-name="P71">$9-42</text:p>
          </table:table-cell>
          <table:table-cell table:style-name="t9.B5" office:value-type="string">
            <text:p text:style-name="P71">$9-52</text:p>
          </table:table-cell>
          <table:table-cell table:style-name="t9.B5" office:value-type="string">
            <text:p text:style-name="P71">$9-62</text:p>
          </table:table-cell>
          <table:table-cell table:style-name="t9.B5" office:value-type="string">
            <text:p text:style-name="P71">$9-72</text:p>
          </table:table-cell>
          <table:table-cell table:style-name="t9.B5" office:value-type="string">
            <text:p text:style-name="P71">$9-82</text:p>
          </table:table-cell>
          <table:table-cell table:style-name="t9.B5" office:value-type="string">
            <text:p text:style-name="P71">$9-02</text:p>
          </table:table-cell>
          <table:table-cell table:style-name="t9.B5" office:value-type="string">
            <text:p text:style-name="P71">$9-12</text:p>
          </table:table-cell>
          <table:table-cell table:style-name="t9.B5" office:value-type="string">
            <text:p text:style-name="P71">$9-22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71">$9-33</text:p>
          </table:table-cell>
          <table:table-cell table:style-name="t9.B5" office:value-type="string">
            <text:p text:style-name="P71">$9-43</text:p>
          </table:table-cell>
          <table:table-cell table:style-name="t9.B5" office:value-type="string">
            <text:p text:style-name="P71">$9-53</text:p>
          </table:table-cell>
          <table:table-cell table:style-name="t9.B5" office:value-type="string">
            <text:p text:style-name="P71">$9-63</text:p>
          </table:table-cell>
          <table:table-cell table:style-name="t9.B5" office:value-type="string">
            <text:p text:style-name="P71">$9-73</text:p>
          </table:table-cell>
          <table:table-cell table:style-name="t9.B5" office:value-type="string">
            <text:p text:style-name="P71">$9-83</text:p>
          </table:table-cell>
          <table:table-cell table:style-name="t9.B5" office:value-type="string">
            <text:p text:style-name="P71">$9-03</text:p>
          </table:table-cell>
          <table:table-cell table:style-name="t9.B5" office:value-type="string">
            <text:p text:style-name="P71">$9-13</text:p>
          </table:table-cell>
          <table:table-cell table:style-name="t9.B5" office:value-type="string">
            <text:p text:style-name="P71">$9-23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71">$9-34</text:p>
          </table:table-cell>
          <table:table-cell table:style-name="t9.B5" office:value-type="string">
            <text:p text:style-name="P71">$9-44</text:p>
          </table:table-cell>
          <table:table-cell table:style-name="t9.B5" office:value-type="string">
            <text:p text:style-name="P71">$9-54</text:p>
          </table:table-cell>
          <table:table-cell table:style-name="t9.B5" office:value-type="string">
            <text:p text:style-name="P71">$9-64</text:p>
          </table:table-cell>
          <table:table-cell table:style-name="t9.B5" office:value-type="string">
            <text:p text:style-name="P71">$9-74</text:p>
          </table:table-cell>
          <table:table-cell table:style-name="t9.B5" office:value-type="string">
            <text:p text:style-name="P71">$9-84</text:p>
          </table:table-cell>
          <table:table-cell table:style-name="t9.B5" office:value-type="string">
            <text:p text:style-name="P71">$9-04</text:p>
          </table:table-cell>
          <table:table-cell table:style-name="t9.B5" office:value-type="string">
            <text:p text:style-name="P71">$9-14</text:p>
          </table:table-cell>
          <table:table-cell table:style-name="t9.B5" office:value-type="string">
            <text:p text:style-name="P71">$9-24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71">$9-35</text:p>
          </table:table-cell>
          <table:table-cell table:style-name="t9.B5" office:value-type="string">
            <text:p text:style-name="P71">$9-45</text:p>
          </table:table-cell>
          <table:table-cell table:style-name="t9.B5" office:value-type="string">
            <text:p text:style-name="P71">$9-55</text:p>
          </table:table-cell>
          <table:table-cell table:style-name="t9.B5" office:value-type="string">
            <text:p text:style-name="P71">$9-65</text:p>
          </table:table-cell>
          <table:table-cell table:style-name="t9.B5" office:value-type="string">
            <text:p text:style-name="P71">$9-75</text:p>
          </table:table-cell>
          <table:table-cell table:style-name="t9.B5" office:value-type="string">
            <text:p text:style-name="P71">$9-85</text:p>
          </table:table-cell>
          <table:table-cell table:style-name="t9.B5" office:value-type="string">
            <text:p text:style-name="P71">$9-05</text:p>
          </table:table-cell>
          <table:table-cell table:style-name="t9.B5" office:value-type="string">
            <text:p text:style-name="P71">$9-15</text:p>
          </table:table-cell>
          <table:table-cell table:style-name="t9.B5" office:value-type="string">
            <text:p text:style-name="P71">$9-25</text:p>
          </table:table-cell>
          <table:covered-table-cell/>
        </table:table-row>
        <table:table-row>
          <table:table-cell table:style-name="t9.A5" office:value-type="string">
            <text:p text:style-name="P14">70 mSv/h</text:p>
          </table:table-cell>
          <table:table-cell table:style-name="t9.B5" office:value-type="string">
            <text:p text:style-name="P71">$9-36</text:p>
          </table:table-cell>
          <table:table-cell table:style-name="t9.B5" office:value-type="string">
            <text:p text:style-name="P71">$9-46</text:p>
          </table:table-cell>
          <table:table-cell table:style-name="t9.B5" office:value-type="string">
            <text:p text:style-name="P71">$9-56</text:p>
          </table:table-cell>
          <table:table-cell table:style-name="t9.B5" office:value-type="string">
            <text:p text:style-name="P71">$9-66</text:p>
          </table:table-cell>
          <table:table-cell table:style-name="t9.B5" office:value-type="string">
            <text:p text:style-name="P71">$9-76</text:p>
          </table:table-cell>
          <table:table-cell table:style-name="t9.B5" office:value-type="string">
            <text:p text:style-name="P71">$9-86</text:p>
          </table:table-cell>
          <table:table-cell table:style-name="t9.B5" office:value-type="string">
            <text:p text:style-name="P71">$9-06</text:p>
          </table:table-cell>
          <table:table-cell table:style-name="t9.B5" office:value-type="string">
            <text:p text:style-name="P71">$9-16</text:p>
          </table:table-cell>
          <table:table-cell table:style-name="t9.B5" office:value-type="string">
            <text:p text:style-name="P71">$9-26</text:p>
          </table:table-cell>
          <table:covered-table-cell/>
        </table:table-row>
        <table:table-row>
          <table:table-cell table:style-name="t9.A5" office:value-type="string">
            <text:p text:style-name="P14">0,<text:span text:style-name="T65">35</text:span> Sv/h</text:p>
          </table:table-cell>
          <table:table-cell table:style-name="t9.B5" office:value-type="string">
            <text:p text:style-name="P71">$9-37</text:p>
          </table:table-cell>
          <table:table-cell table:style-name="t9.B5" office:value-type="string">
            <text:p text:style-name="P71">$9-47</text:p>
          </table:table-cell>
          <table:table-cell table:style-name="t9.B5" office:value-type="string">
            <text:p text:style-name="P71">$9-57</text:p>
          </table:table-cell>
          <table:table-cell table:style-name="t9.B5" office:value-type="string">
            <text:p text:style-name="P71">$9-67</text:p>
          </table:table-cell>
          <table:table-cell table:style-name="t9.B5" office:value-type="string">
            <text:p text:style-name="P71">$9-77</text:p>
          </table:table-cell>
          <table:table-cell table:style-name="t9.B5" office:value-type="string">
            <text:p text:style-name="P71">$9-87</text:p>
          </table:table-cell>
          <table:table-cell table:style-name="t9.B5" office:value-type="string">
            <text:p text:style-name="P71">$9-07</text:p>
          </table:table-cell>
          <table:table-cell table:style-name="t9.B5" office:value-type="string">
            <text:p text:style-name="P71">$9-17</text:p>
          </table:table-cell>
          <table:table-cell table:style-name="t9.B5" office:value-type="string">
            <text:p text:style-name="P71">$9-27</text:p>
          </table:table-cell>
          <table:covered-table-cell/>
        </table:table-row>
        <table:table-row>
          <table:table-cell table:style-name="t9.A13" office:value-type="string">
            <text:p text:style-name="P14"><text:span text:style-name="T65">0</text:span>,<text:span text:style-name="T65">5 </text:span>Sv/h</text:p>
          </table:table-cell>
          <table:table-cell table:style-name="t9.B13" office:value-type="string">
            <text:p text:style-name="P71">$9-38</text:p>
          </table:table-cell>
          <table:table-cell table:style-name="t9.B13" office:value-type="string">
            <text:p text:style-name="P71">$9-48</text:p>
          </table:table-cell>
          <table:table-cell table:style-name="t9.B13" office:value-type="string">
            <text:p text:style-name="P71">$9-58</text:p>
          </table:table-cell>
          <table:table-cell table:style-name="t9.B13" office:value-type="string">
            <text:p text:style-name="P71">$9-68</text:p>
          </table:table-cell>
          <table:table-cell table:style-name="t9.B13" office:value-type="string">
            <text:p text:style-name="P71">$9-78</text:p>
          </table:table-cell>
          <table:table-cell table:style-name="t9.B13" office:value-type="string">
            <text:p text:style-name="P71">$9-88</text:p>
          </table:table-cell>
          <table:table-cell table:style-name="t9.B13" office:value-type="string">
            <text:p text:style-name="P71">$9-08</text:p>
          </table:table-cell>
          <table:table-cell table:style-name="t9.B13" office:value-type="string">
            <text:p text:style-name="P71">$9-18</text:p>
          </table:table-cell>
          <table:table-cell table:style-name="t9.B13" office:value-type="string">
            <text:p text:style-name="P7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6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22">Flux density</text:span> <text:span text:style-name="T22">at check point </text:span><text:span text:style-name="T51"></text:span><text:span text:style-name="T64">0</text:span><text:span text:style-name="T54">i</text:span> ,<text:line-break/><text:span text:style-name="T23">s</text:span><text:span text:style-name="T44">-1</text:span><text:span text:style-name="T23">cm</text:span><text:span text:style-name="T44">-2</text:span></text:p>
          </table:table-cell>
          <table:table-cell table:style-name="t10.B2" office:value-type="string">
            <text:p text:style-name="P16">Back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4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10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6">B(R)=0,600</text:p>
            <text:p text:style-name="P13"><text:span text:style-name="T24"></text:span><text:span text:style-name="T54">0i</text:span><text:span text:style-name="T22">=57,</text:span>0</text:p>
            <text:p text:style-name="P13">20-100</text:p>
          </table:table-cell>
          <table:table-cell table:style-name="t10.B2" office:value-type="string">
            <text:p text:style-name="P55">ИБН-8-6</text:p>
            <text:p text:style-name="P56"><text:s text:c="3"/>N010</text:p>
            <text:p text:style-name="P54"><text:span text:style-name="T22">R=1,0 </text:span><text:span text:style-name="T23">m</text:span></text:p>
            <text:p text:style-name="P56">B(R)=0,863</text:p>
            <text:p text:style-name="P54"><text:span text:style-name="T24"></text:span><text:span text:style-name="T54">0i</text:span><text:span text:style-name="T22">=235</text:span></text:p>
            <text:p text:style-name="P55">210<text:span text:style-name="T44">2</text:span> - 10<text:span text:style-name="T44">3</text:span></text:p>
          </table:table-cell>
          <table:table-cell table:style-name="t10.F2" office:value-type="string">
            <text:p text:style-name="P55">ИБН-8-6</text:p>
            <text:p text:style-name="P56"><text:s text:c="3"/>N010</text:p>
            <text:p text:style-name="P54"><text:span text:style-name="T22">R=0,5 </text:span><text:span text:style-name="T23">m</text:span></text:p>
            <text:p text:style-name="P56">B(R)=0,957</text:p>
            <text:p text:style-name="P54"><text:span text:style-name="T24"></text:span><text:span text:style-name="T54">0i</text:span><text:span text:style-name="T22">=1019</text:span></text:p>
            <text:p text:style-name="P55">210<text:span text:style-name="T44">3</text:span> - 10<text:span text:style-name="T44">4</text:span></text:p>
          </table:table-cell>
        </table:table-row>
        <table:table-row>
          <table:table-cell table:style-name="t10.A3" office:value-type="string">
            <text:p text:style-name="P15"><text:span text:style-name="T22">Readings</text:span> <text:span text:style-name="T22">at check point</text:span> <text:s/><text:span text:style-name="T51"></text:span><text:span text:style-name="T64">0</text:span><text:span text:style-name="T54">i</text:span>, с<text:span text:style-name="T44">-1</text:span><text:span text:style-name="T50">см</text:span><text:span text:style-name="T44">-2 </text:span><text:span text:style-name="T74">,</text:span> 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61</text:p>
            <text:p text:style-name="P17">$10-71</text:p>
            <text:p text:style-name="P17">$10-81</text:p>
          </table:table-cell>
          <table:table-cell table:style-name="t10.B3" office:value-type="string">
            <text:p text:style-name="P17">$10-62</text:p>
            <text:p text:style-name="P17">$10-72</text:p>
            <text:p text:style-name="P17">$10-82</text:p>
          </table:table-cell>
          <table:table-cell table:style-name="t10.B3" office:value-type="string">
            <text:p text:style-name="P17">$10-63</text:p>
            <text:p text:style-name="P17">$10-73</text:p>
            <text:p text:style-name="P17">$10-83</text:p>
          </table:table-cell>
          <table:table-cell table:style-name="t10.F3" office:value-type="string">
            <text:p text:style-name="P17">$10-64</text:p>
            <text:p text:style-name="P17">$10-74</text:p>
            <text:p text:style-name="P17">$10-84</text:p>
          </table:table-cell>
        </table:table-row>
        <table:table-row>
          <table:table-cell table:style-name="t10.A3" office:value-type="string">
            <text:p text:style-name="P15"><text:span text:style-name="T22">Average readings</text:span>, <text:span text:style-name="T51"></text:span><text:span text:style-name="T54">i</text:span>, <text:span text:style-name="T23">s</text:span><text:span text:style-name="T44">-1</text:span><text:span text:style-name="T23">cm</text:span><text:span text:style-name="T44">-2</text:span></text:p>
          </table:table-cell>
          <table:table-cell table:style-name="t10.B3" office:value-type="string">
            <text:p text:style-name="P17">$<text:span text:style-name="T65">10</text:span>-00</text:p>
          </table:table-cell>
          <table:table-cell table:style-name="t10.B3" office:value-type="string">
            <text:p text:style-name="P17">$<text:span text:style-name="T65">10</text:span>-01</text:p>
          </table:table-cell>
          <table:table-cell table:style-name="t10.B3" office:value-type="string">
            <text:p text:style-name="P17">$<text:span text:style-name="T65">10</text:span>-02</text:p>
          </table:table-cell>
          <table:table-cell table:style-name="t10.B3" office:value-type="string">
            <text:p text:style-name="P17">$<text:span text:style-name="T65">10</text:span>-03</text:p>
          </table:table-cell>
          <table:table-cell table:style-name="t10.F3" office:value-type="string">
            <text:p text:style-name="P17">$<text:span text:style-name="T65">10</text:span>-04</text:p>
          </table:table-cell>
        </table:table-row>
        <table:table-row>
          <table:table-cell table:style-name="t10.A3" office:value-type="string">
            <text:p text:style-name="P15"><text:span text:style-name="T22">Result of flux density measurement</text:span> <text:s/><text:span text:style-name="T22">at control point</text:span></text:p>
            <text:p text:style-name="P12"><text:span text:style-name="T51"></text:span><text:span text:style-name="T55">np</text:span><text:span text:style-name="T54">i</text:span>, <text:span text:style-name="T82">s</text:span><text:span text:style-name="T44">-1</text:span><text:span text:style-name="T74"></text:span><text:span text:style-name="T82">cm</text:span><text:span text:style-name="T44">-2</text:span>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21</text:p>
          </table:table-cell>
          <table:table-cell table:style-name="t10.B3" office:value-type="string">
            <text:p text:style-name="P17">$10-n22</text:p>
          </table:table-cell>
          <table:table-cell table:style-name="t10.B3" office:value-type="string">
            <text:p text:style-name="P17">$10-n23</text:p>
          </table:table-cell>
          <table:table-cell table:style-name="t10.F3" office:value-type="string">
            <text:p text:style-name="P17">$10-n24</text:p>
          </table:table-cell>
        </table:table-row>
        <table:table-row>
          <table:table-cell table:style-name="t10.A3" office:value-type="string">
            <text:p text:style-name="P15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0.B3" office:value-type="string">
            <text:p text:style-name="P14"/>
          </table:table-cell>
          <table:table-cell table:style-name="t10.B3" office:value-type="string">
            <text:p text:style-name="P17">$10-n31</text:p>
          </table:table-cell>
          <table:table-cell table:style-name="t10.B3" office:value-type="string">
            <text:p text:style-name="P17">$10-n32</text:p>
          </table:table-cell>
          <table:table-cell table:style-name="t10.B3" office:value-type="string">
            <text:p text:style-name="P17">$10-n33</text:p>
          </table:table-cell>
          <table:table-cell table:style-name="t10.F3" office:value-type="string">
            <text:p text:style-name="P17">$10-n34</text:p>
          </table:table-cell>
        </table:table-row>
        <table:table-row>
          <table:table-cell table:style-name="t10.A3" office:value-type="string">
            <text:p text:style-name="P15"><text:span text:style-name="T22">Confidence limit of the intrinsic relative error</text:span> <text:span text:style-name="T86">Δ</text:span><text:span text:style-name="T25">i</text:span>, %</text:p>
          </table:table-cell>
          <table:table-cell table:style-name="t10.B3" office:value-type="string">
            <text:p text:style-name="P14"/>
            <text:p text:style-name="P13"/>
          </table:table-cell>
          <table:table-cell table:style-name="t10.B3" office:value-type="string">
            <text:p text:style-name="P17">$10-n41</text:p>
          </table:table-cell>
          <table:table-cell table:style-name="t10.B3" office:value-type="string">
            <text:p text:style-name="P17">$10-n42</text:p>
          </table:table-cell>
          <table:table-cell table:style-name="t10.B3" office:value-type="string">
            <text:p text:style-name="P17">$10-n43</text:p>
          </table:table-cell>
          <table:table-cell table:style-name="t10.F3" office:value-type="string">
            <text:p text:style-name="P17">$10-n44</text:p>
          </table:table-cell>
        </table:table-row>
        <table:table-row table:style-name="t10.8">
          <table:table-cell table:style-name="t10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4"/>
          </table:table-cell>
          <table:table-cell table:style-name="t10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36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1"><text:span text:style-name="T116">Dose rate at check point</text:span><text:span text:style-name="T92"> </text:span><text:span text:style-name="T121">Ḣ</text:span><text:span text:style-name="T96">oi</text:span><text:span text:style-name="T117">(10)</text:span></text:p>
          </table:table-cell>
          <table:table-cell table:style-name="t11.B2" office:value-type="string">
            <text:p text:style-name="P16">Bacground</text:p>
            <text:p text:style-name="P13"><text:span text:style-name="T22">R=</text:span>2<text:span text:style-name="T22">,0 </text:span><text:span text:style-name="T23">m</text:span></text:p>
          </table:table-cell>
          <table:table-cell table:style-name="t11.B2" office:value-type="string">
            <text:p text:style-name="P14">ИБН-<text:span text:style-name="T22">8-3</text:span></text:p>
            <text:p text:style-name="P16">N027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,3</text:span></text:p>
            <text:p text:style-name="P3">1-10</text:p>
          </table:table-cell>
          <table:table-cell table:style-name="t11.B2" office:value-type="string">
            <text:p text:style-name="P14">ИБН-<text:span text:style-name="T22">8-6</text:span></text:p>
            <text:p text:style-name="P13"><text:span text:style-name="T22">N</text:span>0<text:span text:style-name="T22">10</text:span></text:p>
            <text:p text:style-name="P13"><text:span text:style-name="T22">R=2,0 </text:span><text:span text:style-name="T23">m</text:span></text:p>
            <text:p text:style-name="P13"><text:span text:style-name="T22">B(R)=0,</text:span>866</text:p>
            <text:p text:style-name="P13"><text:span text:style-name="T88">H</text:span><text:span text:style-name="T100">*</text:span><text:span text:style-name="T94">oi</text:span><text:span text:style-name="T91">(10)</text:span><text:span text:style-name="T22">=</text:span><text:span text:style-name="T65">80</text:span></text:p>
            <text:p text:style-name="P17">20-100</text:p>
          </table:table-cell>
          <table:table-cell table:style-name="t11.B2" office:value-type="string">
            <text:p text:style-name="P55">ИБН-8-6</text:p>
            <text:p text:style-name="P56">N010</text:p>
            <text:p text:style-name="P54"><text:span text:style-name="T22">R=1,0 </text:span><text:span text:style-name="T23">m</text:span></text:p>
            <text:p text:style-name="P54"><text:span text:style-name="T22">B(R)=0,</text:span>957</text:p>
            <text:p text:style-name="P54"><text:span text:style-name="T88">H</text:span><text:span text:style-name="T100">*</text:span><text:span text:style-name="T94">oi</text:span><text:span text:style-name="T91">(10)</text:span><text:span text:style-name="T22">=</text:span><text:span text:style-name="T65">331</text:span></text:p>
            <text:p text:style-name="P57">2<text:span text:style-name="T122">·</text:span>10<text:span text:style-name="T44">2</text:span>-10<text:span text:style-name="T44">3</text:span></text:p>
          </table:table-cell>
          <table:table-cell table:style-name="t11.F2" office:value-type="string">
            <text:p text:style-name="P55">ИБН-8-6</text:p>
            <text:p text:style-name="P56">N010</text:p>
            <text:p text:style-name="P54"><text:span text:style-name="T22">R=0,5 </text:span><text:span text:style-name="T23">m</text:span></text:p>
            <text:p text:style-name="P54"><text:span text:style-name="T22">B(R)=0,9</text:span>91</text:p>
            <text:p text:style-name="P54"><text:span text:style-name="T88">H</text:span><text:span text:style-name="T100">*</text:span><text:span text:style-name="T94">oi</text:span><text:span text:style-name="T91">(10)</text:span><text:span text:style-name="T22">=</text:span><text:span text:style-name="T65">1434</text:span></text:p>
            <text:p text:style-name="P57">2<text:span text:style-name="T122">·</text:span>10<text:span text:style-name="T44">3</text:span>-10<text:span text:style-name="T44">4</text:span></text:p>
          </table:table-cell>
        </table:table-row>
        <table:table-row>
          <table:table-cell table:style-name="t11.A3" office:value-type="string">
            <text:p text:style-name="P19"><text:span text:style-name="T22">Readings</text:span> <text:span text:style-name="T22">at check point</text:span></text:p>
            <text:p text:style-name="P18"><text:span text:style-name="T89">H</text:span><text:span text:style-name="T101">*</text:span><text:span text:style-name="T95">i</text:span><text:span text:style-name="T93">(10) , </text:span><text:span text:style-name="T75">±δ</text:span><text:span text:style-name="T52">ст</text:span>, %</text:p>
          </table:table-cell>
          <table:table-cell table:style-name="t11.B3" office:value-type="string">
            <text:p text:style-name="P14"/>
          </table:table-cell>
          <table:table-cell table:style-name="t11.B3" office:value-type="string">
            <text:p text:style-name="P17">$11-61</text:p>
            <text:p text:style-name="P17">$11-71</text:p>
            <text:p text:style-name="P17">$11-81</text:p>
          </table:table-cell>
          <table:table-cell table:style-name="t11.B3" office:value-type="string">
            <text:p text:style-name="P17">$11-62</text:p>
            <text:p text:style-name="P17">$11-72</text:p>
            <text:p text:style-name="P17">$11-82</text:p>
          </table:table-cell>
          <table:table-cell table:style-name="t11.B3" office:value-type="string">
            <text:p text:style-name="P17">$11-63</text:p>
            <text:p text:style-name="P17">$11-73</text:p>
            <text:p text:style-name="P17">$11-83</text:p>
          </table:table-cell>
          <table:table-cell table:style-name="t11.F3" office:value-type="string">
            <text:p text:style-name="P17">$11-64</text:p>
            <text:p text:style-name="P17">$11-74</text:p>
            <text:p text:style-name="P17">$11-84</text:p>
          </table:table-cell>
        </table:table-row>
        <table:table-row>
          <table:table-cell table:style-name="t11.A3" office:value-type="string">
            <text:p text:style-name="P19"><text:span text:style-name="T22">Average readings</text:span>, <text:span text:style-name="T90">H</text:span><text:span text:style-name="T101">*</text:span><text:span text:style-name="T95">i</text:span><text:span text:style-name="T93">(10) </text:span></text:p>
          </table:table-cell>
          <table:table-cell table:style-name="t11.B4" office:value-type="string">
            <text:p text:style-name="P17">$<text:span text:style-name="T65">1</text:span>1-00</text:p>
          </table:table-cell>
          <table:table-cell table:style-name="t11.B4" office:value-type="string">
            <text:p text:style-name="P17">$<text:span text:style-name="T65">1</text:span>1-01</text:p>
          </table:table-cell>
          <table:table-cell table:style-name="t11.B4" office:value-type="string">
            <text:p text:style-name="P17">$11-02</text:p>
          </table:table-cell>
          <table:table-cell table:style-name="t11.B4" office:value-type="string">
            <text:p text:style-name="P17">$11-03</text:p>
          </table:table-cell>
          <table:table-cell table:style-name="t11.F3" office:value-type="string">
            <text:p text:style-name="P17">$<text:span text:style-name="T65">1</text:span>1-04</text:p>
          </table:table-cell>
        </table:table-row>
        <table:table-row>
          <table:table-cell table:style-name="t11.A3" office:value-type="string">
            <text:p text:style-name="P19"><text:span text:style-name="T22">Dose rate measurement</text:span> <text:span text:style-name="T22">result</text:span> <text:span text:style-name="T22">at control point</text:span></text:p>
            <text:p text:style-name="P18"><text:span text:style-name="T89">H</text:span><text:span text:style-name="T101">*</text:span><text:span text:style-name="T97">пр</text:span><text:span text:style-name="T98">i</text:span><text:span text:style-name="T93">(10) </text:span>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7">$11-n21</text:p>
          </table:table-cell>
          <table:table-cell table:style-name="t11.B4" office:value-type="string">
            <text:p text:style-name="P17">$11-n22</text:p>
          </table:table-cell>
          <table:table-cell table:style-name="t11.B4" office:value-type="string">
            <text:p text:style-name="P17">$11-n23</text:p>
          </table:table-cell>
          <table:table-cell table:style-name="t11.F3" office:value-type="string">
            <text:p text:style-name="P17">$11-n24</text:p>
          </table:table-cell>
        </table:table-row>
        <table:table-row>
          <table:table-cell table:style-name="t11.A3" office:value-type="string">
            <text:p text:style-name="P15"><text:span text:style-name="T22">Intrinsic relative error of measurement</text:span>, <text:span text:style-name="T69">θ</text:span><text:span text:style-name="T57">пр</text:span><text:span text:style-name="T59">i</text:span><text:span text:style-name="T66">, </text:span>%</text:p>
          </table:table-cell>
          <table:table-cell table:style-name="t11.B4" office:value-type="string">
            <text:p text:style-name="P14"/>
          </table:table-cell>
          <table:table-cell table:style-name="t11.B4" office:value-type="string">
            <text:p text:style-name="P17">$11-n31</text:p>
          </table:table-cell>
          <table:table-cell table:style-name="t11.B4" office:value-type="string">
            <text:p text:style-name="P17">$11-n32</text:p>
          </table:table-cell>
          <table:table-cell table:style-name="t11.B4" office:value-type="string">
            <text:p text:style-name="P17">$11-n33</text:p>
          </table:table-cell>
          <table:table-cell table:style-name="t11.F3" office:value-type="string">
            <text:p text:style-name="P17">$11-n34</text:p>
          </table:table-cell>
        </table:table-row>
        <table:table-row>
          <table:table-cell table:style-name="t11.A3" office:value-type="string">
            <text:p text:style-name="P15"><text:span text:style-name="T22">Confidence limit of the intrinsic relative error</text:span> <text:span text:style-name="T86">Δ</text:span><text:span text:style-name="T25">i</text:span>, %</text:p>
          </table:table-cell>
          <table:table-cell table:style-name="t11.B4" office:value-type="string">
            <text:p text:style-name="P14"/>
            <text:p text:style-name="P13"/>
          </table:table-cell>
          <table:table-cell table:style-name="t11.B4" office:value-type="string">
            <text:p text:style-name="P17">$11-n41</text:p>
          </table:table-cell>
          <table:table-cell table:style-name="t11.B4" office:value-type="string">
            <text:p text:style-name="P17">$11-n42</text:p>
          </table:table-cell>
          <table:table-cell table:style-name="t11.B4" office:value-type="string">
            <text:p text:style-name="P17">$11-n43</text:p>
          </table:table-cell>
          <table:table-cell table:style-name="t11.F3" office:value-type="string">
            <text:p text:style-name="P17">$11-n44</text:p>
          </table:table-cell>
        </table:table-row>
        <table:table-row table:style-name="t11.8">
          <table:table-cell table:style-name="t11.A8" office:value-type="string">
            <text:p text:style-name="P49"><text:span text:style-name="T22">Limite of intrinsic relative error </text:span>, % <text:s/><text:span text:style-name="T22">not above</text:span></text:p>
          </table:table-cell>
          <table:table-cell table:style-name="t11.B8" office:value-type="string">
            <text:p text:style-name="P14"/>
          </table:table-cell>
          <table:table-cell table:style-name="t11.C8" table:number-columns-spanned="4" office:value-type="string">
            <text:p text:style-name="P14">±<text:span text:style-name="T6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5"><text:span text:style-name="T28">BDPA-01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2.B2" table:number-rows-spanned="3" office:value-type="string">
            <text:p text:style-name="P65">Radia-tion source <text:s/>number</text:p>
          </table:table-cell>
          <table:table-cell table:style-name="t12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2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1"><text:span text:style-name="T76"></text:span><text:span text:style-name="T52">1</text:span></text:p>
          </table:table-cell>
          <table:table-cell table:style-name="t12.D4" office:value-type="string">
            <text:p text:style-name="P40"><text:span text:style-name="T77"></text:span><text:span text:style-name="T52">2</text:span></text:p>
          </table:table-cell>
          <table:table-cell table:style-name="t12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2">$12-90</text:p>
          </table:table-cell>
          <table:table-cell table:style-name="t12.B5" office:value-type="float" office:value="1179">
            <text:p text:style-name="P23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2.A5" office:value-type="string">
            <text:p text:style-name="P22">$12-91</text:p>
          </table:table-cell>
          <table:table-cell table:style-name="t12.B5" office:value-type="float" office:value="1180">
            <text:p text:style-name="P23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2">$12-92</text:p>
          </table:table-cell>
          <table:table-cell table:style-name="t12.B5" office:value-type="float" office:value="1181">
            <text:p text:style-name="P23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2">$12-93</text:p>
          </table:table-cell>
          <table:table-cell table:style-name="t12.B8" office:value-type="float" office:value="1182">
            <text:p text:style-name="P23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5"><text:span text:style-name="T28">BDPA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3.B2" table:number-rows-spanned="3" office:value-type="string">
            <text:p text:style-name="P65">Radia-tion source <text:s/>number</text:p>
          </table:table-cell>
          <table:table-cell table:style-name="t13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3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3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1"><text:span text:style-name="T76"></text:span><text:span text:style-name="T52">1</text:span></text:p>
          </table:table-cell>
          <table:table-cell table:style-name="t13.D4" office:value-type="string">
            <text:p text:style-name="P40"><text:span text:style-name="T77"></text:span><text:span text:style-name="T52">2</text:span></text:p>
          </table:table-cell>
          <table:table-cell table:style-name="t13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2">$13-90</text:p>
          </table:table-cell>
          <table:table-cell table:style-name="t13.B5" office:value-type="float" office:value="651">
            <text:p text:style-name="P24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3.A5" office:value-type="string">
            <text:p text:style-name="P21">$13-<text:span text:style-name="T22">9</text:span>1</text:p>
          </table:table-cell>
          <table:table-cell table:style-name="t13.B5" office:value-type="float" office:value="653">
            <text:p text:style-name="P24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2">$13-92</text:p>
          </table:table-cell>
          <table:table-cell table:style-name="t13.B5" office:value-type="float" office:value="0">
            <text:p text:style-name="P24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2">$13-93</text:p>
          </table:table-cell>
          <table:table-cell table:style-name="t13.B8" office:value-type="float" office:value="0">
            <text:p text:style-name="P24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35"><text:span text:style-name="T28">BDPB-01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4.B2" table:number-rows-spanned="3" office:value-type="string">
            <text:p text:style-name="P65">Radia-tion source <text:s/>number</text:p>
          </table:table-cell>
          <table:table-cell table:style-name="t14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4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4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1"><text:span text:style-name="T76"></text:span><text:span text:style-name="T52">1</text:span></text:p>
          </table:table-cell>
          <table:table-cell table:style-name="t14.D4" office:value-type="string">
            <text:p text:style-name="P40"><text:span text:style-name="T77"></text:span><text:span text:style-name="T52">2</text:span></text:p>
          </table:table-cell>
          <table:table-cell table:style-name="t14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22">9</text:span>0</text:p>
          </table:table-cell>
          <table:table-cell table:style-name="t14.B5" office:value-type="string">
            <text:p text:style-name="P21">$14-<text:span text:style-name="T22">3</text:span>0</text:p>
          </table:table-cell>
          <table:table-cell table:style-name="t14.B5" office:value-type="string">
            <text:p text:style-name="P21">$<text:span text:style-name="T22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4.A5" office:value-type="string">
            <text:p text:style-name="P22">$14-91</text:p>
          </table:table-cell>
          <table:table-cell table:style-name="t14.B5" office:value-type="string">
            <text:p text:style-name="P21">$14-<text:span text:style-name="T22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2">$14-92</text:p>
          </table:table-cell>
          <table:table-cell table:style-name="t14.B5" office:value-type="string">
            <text:p text:style-name="P22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22">9</text:span>3</text:p>
          </table:table-cell>
          <table:table-cell table:style-name="t14.B5" office:value-type="string">
            <text:p text:style-name="P22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22">9</text:span>4</text:p>
          </table:table-cell>
          <table:table-cell table:style-name="t14.B9" office:value-type="string">
            <text:p text:style-name="P21">$14-<text:span text:style-name="T22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5"><text:span text:style-name="T28">BDPB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15.B2" table:number-rows-spanned="3" office:value-type="string">
            <text:p text:style-name="P65">Radia-tion source <text:s/>number</text:p>
          </table:table-cell>
          <table:table-cell table:style-name="t15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5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5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15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1"><text:span text:style-name="T76"></text:span><text:span text:style-name="T52">1</text:span></text:p>
          </table:table-cell>
          <table:table-cell table:style-name="t15.D4" office:value-type="string">
            <text:p text:style-name="P40"><text:span text:style-name="T77"></text:span><text:span text:style-name="T52">2</text:span></text:p>
          </table:table-cell>
          <table:table-cell table:style-name="t15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22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22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15.A5" office:value-type="string">
            <text:p text:style-name="P22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2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2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2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5"><text:span text:style-name="T28">BDKR-01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</text:span><text:span text:style-name="T84">0.07</text:span><text:span text:style-name="T83">)</text:span></text:p>
          </table:table-cell>
          <table:table-cell table:style-name="t19.B2" table:number-rows-spanned="3" office:value-type="string">
            <text:p text:style-name="P65">Radia-tion source <text:s/>number</text:p>
          </table:table-cell>
          <table:table-cell table:style-name="t19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19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19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19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19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</text:span><text:span text:style-name="T85">0.07</text:span><text:span text:style-name="T83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41"><text:span text:style-name="T50">H</text:span><text:span text:style-name="T52">1</text:span></text:p>
          </table:table-cell>
          <table:table-cell table:style-name="t19.D3" office:value-type="string">
            <text:p text:style-name="P40"><text:span text:style-name="T23">H</text:span><text:span text:style-name="T52">2</text:span></text:p>
          </table:table-cell>
          <table:table-cell table:style-name="t19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4"><text:span text:style-name="T22">0,07</text:span> 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22">20</text:span></text:p>
          </table:table-cell>
        </table:table-row>
        <table:table-row>
          <table:table-cell table:style-name="t19.A5" office:value-type="string">
            <text:p text:style-name="P14">0,7 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4">7 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14">70 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35"><text:span text:style-name="T28">BDPS-02 </text:span><text:span text:style-name="T28">(</text:span><text:span text:style-name="T43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20.B2" table:number-rows-spanned="3" office:value-type="string">
            <text:p text:style-name="P65">Radia-tion source <text:s/>number</text:p>
          </table:table-cell>
          <table:table-cell table:style-name="t20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0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20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1"><text:span text:style-name="T76"></text:span><text:span text:style-name="T52">1</text:span></text:p>
          </table:table-cell>
          <table:table-cell table:style-name="t20.D4" office:value-type="string">
            <text:p text:style-name="P40"><text:span text:style-name="T77"></text:span><text:span text:style-name="T52">2</text:span></text:p>
          </table:table-cell>
          <table:table-cell table:style-name="t20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2">$20-90</text:p>
          </table:table-cell>
          <table:table-cell table:style-name="t20.B5" office:value-type="float" office:value="1179">
            <text:p text:style-name="P23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0.A5" office:value-type="string">
            <text:p text:style-name="P22">$20-91</text:p>
          </table:table-cell>
          <table:table-cell table:style-name="t20.B5" office:value-type="float" office:value="1180">
            <text:p text:style-name="P23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2">$20-92</text:p>
          </table:table-cell>
          <table:table-cell table:style-name="t20.B5" office:value-type="float" office:value="1181">
            <text:p text:style-name="P23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2">$20-93</text:p>
          </table:table-cell>
          <table:table-cell table:style-name="t20.B5" office:value-type="float" office:value="1182">
            <text:p text:style-name="P23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2">$20-94</text:p>
          </table:table-cell>
          <table:table-cell table:style-name="t20.B9" office:value-type="float" office:value="1183">
            <text:p text:style-name="P23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35"><text:span text:style-name="T28">BDPS-02 </text:span><text:span text:style-name="T28">(</text:span><text:span text:style-name="T43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3"><text:span text:style-name="T22">Flux density in test point</text:span> <text:span text:style-name="T123"></text:span><text:span text:style-name="T52">0</text:span><text:span text:style-name="T53">i</text:span>,</text:p>
            <text:p text:style-name="P64"><text:s/><text:span text:style-name="T23">min</text:span><text:span text:style-name="T44">-1</text:span>·<text:span text:style-name="T23">cm</text:span><text:span text:style-name="T44">-2</text:span></text:p>
          </table:table-cell>
          <table:table-cell table:style-name="t21.B2" table:number-rows-spanned="3" office:value-type="string">
            <text:p text:style-name="P65">Radia-tion source <text:s/>number</text:p>
          </table:table-cell>
          <table:table-cell table:style-name="t21.B2" table:number-columns-spanned="5" office:value-type="string">
            <text:p text:style-name="P40"><text:span text:style-name="T22">Measured radiation flux density in test point</text:span>, <text:span text:style-name="T77"></text:span><text:span text:style-name="T63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1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1.J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0"><text:span text:style-name="T22">Back-ground</text:span>, <text:span text:style-name="T73"></text:span><text:span text:style-name="T60">0</text:span><text:span text:style-name="T61">i</text:span><text:span text:style-name="T71">,</text:span></text:p>
            <text:p text:style-name="P39"><text:span text:style-name="T23"><text:s/>min</text:span><text:span text:style-name="T47">-1</text:span><text:span text:style-name="T23">·cm</text:span><text:span text:style-name="T47">-2</text:span></text:p>
          </table:table-cell>
          <table:table-cell table:style-name="t21.C3" table:number-columns-spanned="3" office:value-type="string">
            <text:p text:style-name="P40"><text:span text:style-name="T22">Measured value</text:span> <text:span text:style-name="T77"></text:span><text:span text:style-name="T63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40"><text:span text:style-name="T22">Average value</text:span>, <text:span text:style-name="T77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1"><text:span text:style-name="T76"></text:span><text:span text:style-name="T52">1</text:span></text:p>
          </table:table-cell>
          <table:table-cell table:style-name="t21.D4" office:value-type="string">
            <text:p text:style-name="P40"><text:span text:style-name="T77"></text:span><text:span text:style-name="T52">2</text:span></text:p>
          </table:table-cell>
          <table:table-cell table:style-name="t21.D4" office:value-type="string">
            <text:p text:style-name="P40"><text:span text:style-name="T77">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22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22">20</text:span></text:p>
          </table:table-cell>
        </table:table-row>
        <table:table-row>
          <table:table-cell table:style-name="t21.A5" office:value-type="string">
            <text:p text:style-name="P22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2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2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2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5"><text:span text:style-name="T28">BDPS-02 </text:span><text:span text:style-name="T28">(</text:span><text:span text:style-name="T43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45"><text:span text:style-name="T22">Dose rate at check point</text:span> <text:span text:style-name="T67">Ḣ</text:span><text:span text:style-name="T54">oi</text:span><text:span text:style-name="T83">(10)</text:span></text:p>
          </table:table-cell>
          <table:table-cell table:style-name="t22.B2" table:number-rows-spanned="3" office:value-type="string">
            <text:p text:style-name="P65">Radia-tion source <text:s/>number</text:p>
          </table:table-cell>
          <table:table-cell table:style-name="t22.B2" table:number-rows-spanned="3" office:value-type="string">
            <text:p text:style-name="P46"><text:span text:style-name="T22">Distan-ce to source</text:span>, </text:p>
            <text:p text:style-name="P47">R, сm</text:p>
          </table:table-cell>
          <table:table-cell table:style-name="t22.B2" table:number-columns-spanned="5" office:value-type="string">
            <text:p text:style-name="P40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6"><text:span text:style-name="T72">Relative gamma radiation dose rate measure-ment</text:span> <text:span text:style-name="T22">error</text:span></text:p>
            <text:p text:style-name="P53"><text:span text:style-name="T68">θ</text:span><text:span text:style-name="T56">пр</text:span><text:span text:style-name="T58">i</text:span><text:span text:style-name="T65">,</text:span> %</text:p>
          </table:table-cell>
          <table:table-cell table:style-name="t22.B2" table:number-rows-spanned="3" office:value-type="string">
            <text:p text:style-name="P52"><text:span text:style-name="T22">Confidence limit of the intrinsic <text:s/>relative error</text:span> <text:span text:style-name="T70">Δ</text:span><text:span text:style-name="T62">i</text:span><text:span text:style-name="T22">,</text:span> % <text:span text:style-name="T22">during calibration</text:span></text:p>
          </table:table-cell>
          <table:table-cell table:style-name="t22.K2" table:number-rows-spanned="3" office:value-type="string">
            <text:p text:style-name="P48"><text:span text:style-name="T22">Limits of intrinsic relative error</text:span>, </text:p>
            <text:p text:style-name="P48">% </text:p>
            <text:p text:style-name="P50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40"><text:span text:style-name="T22">Back-ground</text:span>, <text:span text:style-name="T23">nSv</text:span><text:span text:style-name="T50">/</text:span><text:span text:style-name="T23">h</text:span></text:p>
          </table:table-cell>
          <table:table-cell table:style-name="t22.D3" table:number-columns-spanned="3" office:value-type="string">
            <text:p text:style-name="P40"><text:span text:style-name="T22">Measured value</text:span> <text:span text:style-name="T67">Ḣ</text:span><text:span text:style-name="T49">*</text:span><text:span text:style-name="T54">i</text:span><text:span text:style-name="T83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40"><text:span text:style-name="T22">Average value</text:span>, <text:span text:style-name="T23">H</text:span><text:span text:style-name="T54">i</text:span><text:span text:style-name="T83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41"><text:span text:style-name="T50">H</text:span><text:span text:style-name="T52">1</text:span></text:p>
          </table:table-cell>
          <table:table-cell table:style-name="t22.D3" office:value-type="string">
            <text:p text:style-name="P40"><text:span text:style-name="T23">H</text:span><text:span text:style-name="T52">2</text:span></text:p>
          </table:table-cell>
          <table:table-cell table:style-name="t22.D3" office:value-type="string">
            <text:p text:style-name="P40"><text:span text:style-name="T23">H</text:span><text:span text:style-name="T5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4">0,7 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65">20</text:span></text:p>
          </table:table-cell>
        </table:table-row>
        <table:table-row>
          <table:table-cell table:style-name="t22.A5" office:value-type="string">
            <text:p text:style-name="P14">7 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4">70 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4">0.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14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14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2">(signature)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4937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4T16:17:53.52</dc:date>
    <meta:print-date>2019-04-03T15:18:00</meta:print-date>
    <meta:editing-cycles>122</meta:editing-cycles>
    <meta:editing-duration>PT9H13M49S</meta:editing-duration>
    <meta:generator>OpenOffice/4.1.6$Win32 OpenOffice.org_project/416m1$Build-9790</meta:generator>
    <meta:document-statistic meta:table-count="82" meta:image-count="1" meta:object-count="0" meta:page-count="11" meta:paragraph-count="1814" meta:word-count="3560" meta:character-count="19435"/>
  </office:meta>
</office:document-meta>
</file>